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20100000640000004B009114472.png"/>
  <manifest:file-entry manifest:media-type="image/png" manifest:full-path="Pictures/1000020100000DB4000009B0052A0F08.png"/>
  <manifest:file-entry manifest:media-type="image/png" manifest:full-path="Pictures/1000020100000190000000733849AFCA.png"/>
  <manifest:file-entry manifest:media-type="image/png" manifest:full-path="Pictures/1000020100000640000004B04FA2FD75.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slow" presentation:background-visible="true" presentation:background-objects-visible="true" draw:fill="bitmap" draw:fill-image-name=""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draw:fill="solid" draw:fill-color="#ffffff" draw:fill-image-name="" style:repeat="stretch" presentation:display-footer="false" presentation:display-page-number="false" presentation:display-date-time="false"/>
    </style:style>
    <style:style style:name="dp4"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false" presentation:display-date-time="true"/>
    </style:style>
    <style:style style:name="dp5"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miter" draw:fill="solid" draw:fill-color="#ffffff" draw:textarea-vertical-align="middle" draw:auto-grow-height="true" fo:padding-top="0.127cm" fo:padding-bottom="0.127cm" fo:padding-left="0.254cm" fo:padding-right="0.254cm" fo:wrap-option="wrap"/>
    </style:style>
    <style:style style:name="gr2" style:family="graphic" style:parent-style-name="standard">
      <style:graphic-properties draw:stroke="none" draw:fill="none" draw:textarea-vertical-align="middle" draw:auto-grow-height="true" fo:padding-top="0.127cm" fo:padding-bottom="0.127cm" fo:padding-left="0.254cm" fo:padding-right="0.254cm" fo:wrap-option="wrap"/>
    </style:style>
    <style:style style:name="gr3" style:family="graphic">
      <style:graphic-properties style:protect="size"/>
    </style:style>
    <style:style style:name="gr4" style:family="graphic" style:parent-style-name="standard">
      <style:graphic-properties draw:stroke="none" draw:fill="bitmap" draw:fill-image-name="Bitmape_20_3" style:repeat="stretch" draw:textarea-vertical-align="top" draw:auto-grow-height="false" fo:padding-top="0.125cm" fo:padding-bottom="0.125cm" fo:padding-left="0.25cm" fo:padding-right="0.25cm" fo:wrap-option="wrap"/>
    </style:style>
    <style:style style:name="gr5" style:family="graphic" style:parent-style-name="standard">
      <style:graphic-properties draw:stroke="none" draw:fill="none" draw:textarea-vertical-align="top" draw:auto-grow-height="true" fo:padding-top="0.049cm" fo:padding-bottom="0cm" fo:padding-left="0cm" fo:padding-right="0cm" fo:wrap-option="wrap"/>
    </style:style>
    <style:style style:name="gr6" style:family="graphic" style:parent-style-name="standard">
      <style:graphic-properties draw:stroke="none" draw:fill="none" draw:textarea-vertical-align="top" draw:auto-grow-height="true" fo:padding-top="0.059cm" fo:padding-bottom="0cm" fo:padding-left="0cm" fo:padding-right="0cm" fo:wrap-option="wrap"/>
    </style:style>
    <style:style style:name="pr1" style:family="presentation" style:parent-style-name="Default-title" style:list-style-name="L11">
      <style:graphic-properties draw:stroke="none" draw:fill="none" draw:textarea-vertical-align="middle" draw:auto-grow-height="true" fo:min-height="8.355cm" fo:padding-top="0.042cm" fo:padding-bottom="0cm" fo:padding-left="0cm" fo:padding-right="0cm" fo:wrap-option="wrap"/>
    </style:style>
    <style:style style:name="pr2" style:family="presentation" style:parent-style-name="Default-subtitle">
      <style:graphic-properties draw:stroke="none" draw:fill="none" draw:fill-color="#ffffff" draw:textarea-vertical-align="middle" draw:auto-grow-height="true" fo:min-height="12.573cm" fo:padding-top="0.015cm" fo:padding-bottom="0cm" fo:padding-left="0cm" fo:padding-right="0cm" fo:wrap-option="wrap"/>
    </style:style>
    <style:style style:name="pr3" style:family="presentation" style:parent-style-name="Default-notes">
      <style:graphic-properties draw:stroke="none" draw:fill="none" draw:fill-color="#ffffff" draw:textarea-vertical-align="middle" draw:auto-grow-height="true" fo:min-height="11.43cm" fo:padding-top="0.254cm" fo:padding-bottom="0.254cm" fo:padding-left="0.254cm" fo:padding-right="0.254cm" fo:wrap-option="wrap"/>
    </style:style>
    <style:style style:name="pr4" style:family="presentation" style:parent-style-name="Default_20_1-title">
      <style:graphic-properties draw:stroke="none" draw:fill="none" draw:textarea-vertical-align="middle" draw:auto-grow-height="true" fo:min-height="3.181cm" fo:padding-top="0.078cm" fo:padding-bottom="0cm" fo:padding-left="0cm" fo:padding-right="0cm" fo:wrap-option="wrap"/>
    </style:style>
    <style:style style:name="pr5" style:family="presentation" style:parent-style-name="Default_20_1-outline1">
      <style:graphic-properties draw:stroke="none" draw:fill="none" draw:textarea-vertical-align="top" draw:auto-grow-height="true" fo:min-height="12.573cm" fo:padding-top="0.059cm" fo:padding-bottom="0cm" fo:padding-left="0cm" fo:padding-right="0cm" fo:wrap-option="wrap"/>
    </style:style>
    <style:style style:name="pr6" style:family="presentation" style:parent-style-name="Default_20_1-backgroundobjects">
      <style:graphic-properties draw:stroke="none" draw:fill="none" draw:fill-color="#ffffff" draw:textarea-vertical-align="middle" draw:auto-grow-height="true" fo:min-height="12.573cm" fo:padding-top="0cm" fo:padding-bottom="0cm" fo:padding-left="0cm" fo:padding-right="0cm" fo:wrap-option="wrap"/>
    </style:style>
    <style:style style:name="pr7" style:family="presentation" style:parent-style-name="Default_20_1-notes">
      <style:graphic-properties draw:stroke="none" draw:fill="none" draw:fill-color="#ffffff" draw:textarea-vertical-align="middle" draw:auto-grow-height="true" fo:min-height="11.43cm" fo:padding-top="0.254cm" fo:padding-bottom="0.254cm" fo:padding-left="0.254cm" fo:padding-right="0.254cm" fo:wrap-option="wrap"/>
    </style:style>
    <style:style style:name="pr8" style:family="presentation" style:parent-style-name="Default_20_2-title">
      <style:graphic-properties draw:stroke="none" draw:fill="none" draw:textarea-vertical-align="middle" draw:auto-grow-height="true" fo:min-height="3.181cm" fo:padding-top="0.042cm" fo:padding-bottom="0cm" fo:padding-left="0cm" fo:padding-right="0cm" fo:wrap-option="wrap"/>
    </style:style>
    <style:style style:name="pr9" style:family="presentation" style:parent-style-name="Default_20_2-backgroundobjects">
      <style:graphic-properties draw:stroke="none" draw:fill="none" draw:fill-color="#ffffff" draw:textarea-vertical-align="middle" draw:auto-grow-height="true" fo:min-height="12.573cm" fo:padding-top="0cm" fo:padding-bottom="0cm" fo:padding-left="0cm" fo:padding-right="0cm" fo:wrap-option="wrap"/>
    </style:style>
    <style:style style:name="pr10" style:family="presentation" style:parent-style-name="Default_20_2-notes">
      <style:graphic-properties draw:stroke="none" draw:fill="none" draw:fill-color="#ffffff" draw:textarea-vertical-align="middle" draw:auto-grow-height="true" fo:min-height="11.43cm" fo:padding-top="0.254cm" fo:padding-bottom="0.254cm" fo:padding-left="0.254cm" fo:padding-right="0.254cm" fo:wrap-option="wrap"/>
    </style:style>
    <style:style style:name="pr11" style:family="presentation" style:parent-style-name="Title4-title" style:list-style-name="L9">
      <style:graphic-properties draw:stroke="none" draw:fill="none" draw:fill-color="#ffffff" draw:textarea-horizontal-align="justify" draw:textarea-vertical-align="middle" draw:auto-grow-height="true" draw:auto-grow-width="false" fo:min-height="4.547cm" fo:min-width="0cm" fo:padding-top="0.054cm" fo:padding-bottom="0cm" fo:padding-left="0cm" fo:padding-right="0cm" fo:wrap-option="wrap" draw:shadow-color="#808080"/>
    </style:style>
    <style:style style:name="pr12" style:family="presentation" style:parent-style-name="Title4-notes" style:list-style-name="L10">
      <style:graphic-properties draw:stroke="none" draw:fill="none" draw:fill-color="#ffffff" draw:textarea-horizontal-align="justify" draw:textarea-vertical-align="top" draw:auto-grow-height="true" draw:auto-grow-width="false" fo:min-height="12.876cm" fo:min-width="0cm" fo:padding-top="0.049cm" fo:padding-bottom="0cm" fo:padding-left="0cm" fo:padding-right="0cm" fo:wrap-option="wrap"/>
    </style:style>
    <style:style style:name="P1" style:family="paragraph">
      <style:paragraph-properties fo:margin-left="0cm" fo:margin-right="0cm" fo:margin-top="0cm" fo:margin-bottom="0cm" fo:line-height="98%" fo:text-align="center" fo:text-indent="0cm"/>
    </style:style>
    <style:style style:name="P2" style:family="paragraph">
      <style:paragraph-properties fo:margin-left="0cm" fo:margin-right="0cm" fo:margin-top="0cm" fo:margin-bottom="0cm" fo:line-height="98%" fo:text-align="center" fo:text-indent="0cm" style:font-independent-line-spacing="true"/>
      <style:text-properties fo:font-size="18pt"/>
    </style:style>
    <style:style style:name="P3" style:family="paragraph">
      <style:paragraph-properties fo:margin-left="0.013cm" fo:margin-right="0cm" fo:margin-top="0cm" fo:margin-bottom="0.494cm" fo:line-height="98%" fo:text-align="start" fo:text-indent="0.939cm"/>
    </style:style>
    <style:style style:name="P4" style:family="paragraph">
      <style:paragraph-properties fo:margin-left="0.013cm" fo:margin-right="0cm" fo:margin-top="0cm" fo:margin-bottom="0.494cm" fo:line-height="97%" fo:text-align="start" fo:text-indent="0.939cm"/>
    </style:style>
    <style:style style:name="P5" style:family="paragraph">
      <style:paragraph-properties fo:margin-left="6.985cm" fo:margin-right="0cm" fo:margin-top="0cm" fo:margin-bottom="0.071cm" fo:line-height="97%" fo:text-align="center" fo:text-indent="-0.634cm"/>
    </style:style>
    <style:style style:name="P6" style:family="paragraph">
      <style:paragraph-properties fo:text-align="start" style:font-independent-line-spacing="true"/>
      <style:text-properties fo:font-size="18pt"/>
    </style:style>
    <style:style style:name="P7" style:family="paragraph">
      <style:paragraph-properties fo:margin-left="0cm" fo:margin-right="0cm" fo:margin-top="0cm" fo:margin-bottom="0cm" fo:line-height="93%" fo:text-align="center" fo:text-indent="0cm"/>
    </style:style>
    <style:style style:name="P8" style:family="paragraph">
      <style:paragraph-properties fo:margin-left="0cm" fo:margin-right="0cm" fo:margin-top="0cm" fo:margin-bottom="0.494cm" fo:line-height="93%" fo:text-align="start" fo:text-indent="0cm"/>
    </style:style>
    <style:style style:name="P9" style:family="paragraph">
      <style:paragraph-properties fo:text-align="start"/>
      <style:text-properties fo:font-size="18pt"/>
    </style:style>
    <style:style style:name="P10" style:family="paragraph">
      <style:paragraph-properties fo:margin-left="0cm" fo:margin-right="0cm" fo:margin-top="0cm" fo:margin-bottom="0cm" fo:line-height="93%" fo:text-align="center" fo:text-indent="0cm"/>
      <style:text-properties fo:font-size="18pt" style:font-size-asian="14pt" style:font-size-complex="14pt"/>
    </style:style>
    <style:style style:name="P11" style:family="paragraph">
      <style:paragraph-properties fo:text-align="start" style:font-independent-line-spacing="true"/>
      <style:text-properties fo:font-size="18pt" style:font-size-asian="14pt" style:font-size-complex="14pt"/>
    </style:style>
    <style:style style:name="P12" style:family="paragraph">
      <style:paragraph-properties fo:margin-left="0cm" fo:margin-right="0cm" fo:margin-top="0cm" fo:margin-bottom="0cm" fo:line-height="93%" fo:text-align="start" fo:text-indent="0cm"/>
    </style:style>
    <style:style style:name="P13" style:family="paragraph">
      <style:paragraph-properties fo:margin-left="0cm" fo:margin-right="0cm" fo:margin-top="0cm" fo:margin-bottom="0cm" fo:line-height="100%" fo:text-align="start" fo:text-indent="0cm"/>
    </style:style>
    <style:style style:name="P14" style:family="paragraph">
      <style:paragraph-properties fo:margin-left="1.27cm" fo:margin-right="0cm" fo:margin-top="0cm" fo:margin-bottom="0.494cm" fo:line-height="93%" fo:text-align="start" fo:text-indent="0.776cm"/>
    </style:style>
    <style:style style:name="P15" style:family="paragraph">
      <style:paragraph-properties fo:margin-left="0cm" fo:margin-right="0cm" fo:line-height="98%" fo:text-indent="0cm" style:line-break="strict"/>
    </style:style>
    <style:style style:name="P16" style:family="paragraph">
      <style:paragraph-properties fo:margin-left="0cm" fo:margin-right="0cm" fo:line-height="98%" fo:text-indent="0cm" style:line-break="strict" style:writing-mode="lr-tb" style:font-independent-line-spacing="true"/>
    </style:style>
    <style:style style:name="P17" style:family="paragraph">
      <style:paragraph-properties fo:margin-left="0cm" fo:margin-right="0cm" fo:margin-top="0cm" fo:margin-bottom="0cm" fo:line-height="93%" fo:text-indent="0cm" style:punctuation-wrap="simple" style:line-break="strict"/>
    </style:style>
    <style:style style:name="P18" style:family="paragraph">
      <style:paragraph-properties fo:margin-left="0cm" fo:margin-right="0cm" fo:margin-top="0cm" fo:margin-bottom="0cm" fo:line-height="93%" fo:text-indent="0cm" style:punctuation-wrap="simple" style:line-break="strict" style:writing-mode="lr-tb" style:font-independent-line-spacing="true"/>
      <style:text-properties fo:font-size="10.8999996185303pt"/>
    </style:style>
    <style:style style:name="T1" style:family="text">
      <style:text-properties fo:color="#ff0000" style:text-line-through-style="none" fo:font-family="Arial" fo:font-size="40pt" fo:letter-spacing="normal" fo:font-style="normal" style:text-underline-style="none" fo:font-weight="normal" style:font-family-asian="Arial" style:font-size-asian="40pt" style:font-style-asian="normal" style:font-weight-asian="normal" style:font-family-complex="Arial" style:font-size-complex="40pt" style:font-style-complex="normal" style:font-weight-complex="normal"/>
    </style:style>
    <style:style style:name="T2" style:family="text">
      <style:text-properties fo:color="#0000ff" style:text-line-through-style="none" fo:font-family="Arial" fo:font-size="40pt" fo:letter-spacing="normal" fo:font-style="normal" style:text-underline-style="none" fo:font-weight="normal" style:font-family-asian="Arial" style:font-size-asian="40pt" style:font-style-asian="normal" style:font-weight-asian="normal" style:font-family-complex="Arial" style:font-size-complex="40pt" style:font-style-complex="normal" style:font-weight-complex="normal"/>
    </style:style>
    <style:style style:name="T3" style:family="text">
      <style:text-properties fo:color="#ffffff" style:text-line-through-style="none" fo:font-family="Arial" fo:font-size="32pt" fo:letter-spacing="normal" fo:font-style="normal" style:text-underline-style="none" fo:font-weight="normal" style:font-family-asian="Arial" style:font-size-asian="32pt" style:font-style-asian="normal" style:font-weight-asian="normal" style:font-family-complex="Arial" style:font-size-complex="32pt" style:font-style-complex="normal" style:font-weight-complex="normal"/>
    </style:style>
    <style:style style:name="T4" style:family="text">
      <style:text-properties fo:color="#ffff00" style:text-line-through-style="none" fo:font-family="Arial" fo:font-size="32pt" fo:letter-spacing="normal" fo:font-style="normal" style:text-underline-style="none" fo:font-weight="normal" style:font-family-asian="Arial" style:font-size-asian="32pt" style:font-style-asian="normal" style:font-weight-asian="normal" style:font-family-complex="Arial" style:font-size-complex="32pt" style:font-style-complex="normal" style:font-weight-complex="normal"/>
    </style:style>
    <style:style style:name="T5" style:family="text">
      <style:text-properties fo:color="#ffff00" style:text-line-through-style="none" fo:font-family="Arial" fo:font-size="36pt" fo:letter-spacing="normal" fo:font-style="normal" style:text-underline-style="none" fo:font-weight="normal" style:font-family-asian="Arial" style:font-size-asian="36pt" style:font-style-asian="normal" style:font-weight-asian="normal" style:font-family-complex="Arial" style:font-size-complex="36pt" style:font-style-complex="normal" style:font-weight-complex="normal"/>
    </style:style>
    <style:style style:name="T6" style:family="text">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7" style:family="text">
      <style:text-properties fo:color="#ccccff" style:text-line-through-style="none" fo:font-family="Arial" fo:font-size="18pt" fo:letter-spacing="normal" fo:font-style="normal" style:text-underline-style="solid" style:text-underline-width="auto" style:text-underline-color="font-color" fo:font-weight="normal" style:font-family-asian="Arial" style:font-size-asian="18pt" style:font-style-asian="normal" style:font-weight-asian="normal" style:font-family-complex="Arial" style:font-size-complex="18pt" style:font-style-complex="normal" style:font-weight-complex="normal"/>
    </style:style>
    <style:style style:name="T8" style:family="text">
      <style:text-properties fo:color="#000000" style:text-line-through-style="none" fo:font-family="Arial" fo:font-size="18pt" fo:letter-spacing="normal" fo:font-style="normal" style:text-underline-style="none" fo:font-weight="normal" style:font-family-asian="Arial" style:font-size-asian="18pt" style:font-style-asian="normal" style:font-weight-asian="normal" style:font-family-complex="Arial" style:font-size-complex="18pt" style:font-style-complex="normal" style:font-weight-complex="normal"/>
    </style:style>
    <style:style style:name="T9" style:family="text">
      <style:text-properties fo:color="#ccccff" style:text-line-through-style="none" fo:font-family="Arial" fo:font-size="18pt" fo:letter-spacing="normal" fo:font-style="normal" style:text-underline-style="none" fo:font-weight="normal" style:font-family-asian="Arial" style:font-size-asian="18pt" style:font-style-asian="normal" style:font-weight-asian="normal" style:font-family-complex="Arial" style:font-size-complex="18pt" style:font-style-complex="normal" style:font-weight-complex="normal"/>
    </style:style>
    <style:style style:name="T10" style:family="text">
      <style:text-properties fo:color="#333333" style:text-line-through-style="none" fo:font-family="Arial" fo:font-size="32pt" fo:letter-spacing="normal" fo:font-style="normal" style:text-underline-style="none" fo:font-weight="bold" style:font-family-asian="Arial" style:font-size-asian="32pt" style:font-style-asian="normal" style:font-weight-asian="bold" style:font-family-complex="Arial" style:font-size-complex="32pt" style:font-style-complex="normal" style:font-weight-complex="bold"/>
    </style:style>
    <style:style style:name="T11" style:family="text">
      <style:text-properties fo:color="#333333" style:text-line-through-style="none" fo:font-family="Arial" fo:font-size="24pt" fo:letter-spacing="normal" fo:font-style="normal" style:text-underline-style="none" fo:font-weight="normal" style:font-family-asian="Arial" style:font-size-asian="24pt" style:font-style-asian="normal" style:font-weight-asian="normal" style:font-family-complex="Arial" style:font-size-complex="24pt" style:font-style-complex="normal" style:font-weight-complex="normal"/>
    </style:style>
    <style:style style:name="T12" style:family="text">
      <style:text-properties fo:color="#ff0000" style:text-line-through-style="none" fo:font-family="Arial" fo:font-size="24pt" fo:letter-spacing="normal" fo:font-style="normal" style:text-underline-style="none" fo:font-weight="normal" style:font-family-asian="Arial" style:font-size-asian="24pt" style:font-style-asian="normal" style:font-weight-asian="normal" style:font-family-complex="Arial" style:font-size-complex="24pt" style:font-style-complex="normal" style:font-weight-complex="normal"/>
    </style:style>
    <style:style style:name="T13" style:family="text">
      <style:text-properties fo:color="#ff0000" style:text-line-through-style="none" fo:font-family="Arial" fo:font-size="24pt" fo:letter-spacing="normal" fo:font-style="normal" style:text-underline-style="solid" style:text-underline-width="auto" style:text-underline-color="font-color" fo:font-weight="normal" style:font-family-asian="Arial" style:font-size-asian="24pt" style:font-style-asian="normal" style:font-weight-asian="normal" style:font-family-complex="Arial" style:font-size-complex="24pt" style:font-style-complex="normal" style:font-weight-complex="normal"/>
    </style:style>
    <style:style style:name="T14" style:family="text">
      <style:text-properties fo:color="#ffffff" style:text-line-through-style="none" fo:font-family="'Times New Roman'" fo:font-size="11pt" fo:letter-spacing="normal" fo:font-style="normal" style:text-underline-style="none" fo:font-weight="normal" style:font-family-asian="'Times New Roman'" style:font-size-asian="11pt" style:font-style-asian="normal" style:font-weight-asian="normal" style:font-family-complex="'Times New Roman'" style:font-size-complex="11pt" style:font-style-complex="normal" style:font-weight-complex="normal"/>
    </style:style>
    <style:style style:name="T15" style:family="text">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T16" style:family="text">
      <style:text-properties fo:color="#000000" style:text-line-through-style="none" fo:font-family="Arial" fo:font-size="24pt" fo:letter-spacing="normal" fo:font-style="normal" style:text-underline-style="none" fo:font-weight="normal" style:font-family-asian="Arial" style:font-size-asian="24pt" style:font-style-asian="normal" style:font-weight-asian="normal" style:font-family-complex="Arial" style:font-size-complex="24pt" style:font-style-complex="normal" style:font-weight-complex="normal"/>
    </style:style>
    <style:style style:name="T17" style:family="text">
      <style:text-properties fo:color="#000000" style:text-line-through-style="none" fo:font-family="Arial" fo:font-size="24pt" fo:letter-spacing="normal" fo:font-style="normal" style:text-underline-style="none" fo:font-weight="bold" style:font-family-asian="Arial" style:font-size-asian="24pt" style:font-style-asian="normal" style:font-weight-asian="bold" style:font-family-complex="Arial" style:font-size-complex="24pt" style:font-style-complex="normal" style:font-weight-complex="bold"/>
    </style:style>
    <style:style style:name="T18" style:family="text">
      <style:text-properties fo:color="#333333" style:text-line-through-style="none" fo:font-family="Arial" fo:font-size="24pt" fo:letter-spacing="normal" fo:font-style="italic" style:text-underline-style="none" fo:font-weight="normal" style:font-family-asian="Arial" style:font-size-asian="24pt" style:font-style-asian="italic" style:font-weight-asian="normal" style:font-family-complex="Arial" style:font-size-complex="24pt" style:font-style-complex="italic" style:font-weight-complex="normal"/>
    </style:style>
    <style:style style:name="T19" style:family="text">
      <style:text-properties fo:color="#333333" style:text-line-through-style="none" fo:font-family="Arial" fo:font-size="66pt" fo:letter-spacing="normal" fo:font-style="normal" style:text-underline-style="none" fo:font-weight="normal" style:font-family-asian="Arial" style:font-size-asian="66pt" style:font-style-asian="normal" style:font-weight-asian="normal" style:font-family-complex="Arial" style:font-size-complex="66pt" style:font-style-complex="normal" style:font-weight-complex="normal"/>
    </style:style>
    <style:style style:name="T20" style:family="text">
      <style:text-properties fo:color="#ffffff" fo:language="en" fo:country="US"/>
    </style:style>
    <style:style style:name="T21" style:family="text">
      <style:text-properties fo:font-family="Arial" style:font-family-generic="roman" style:font-pitch="variable" fo:font-size="20pt" fo:language="en" fo:country="US" style:font-family-asian="Arial" style:font-family-generic-asian="roman" style:font-pitch-asian="variable" style:font-size-asian="20pt" style:font-family-complex="Arial" style:font-family-generic-complex="roman" style:font-pitch-complex="variable"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1.164cm"/>
        <style:text-properties fo:font-family="Arial" style:font-family-generic="swiss" fo:color="#000000" fo:font-size="76%"/>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1.164cm"/>
        <style:text-properties fo:font-family="Arial" style:font-family-generic="swiss" fo:color="#000000" fo:font-size="76%"/>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1.164cm"/>
        <style:text-properties fo:font-family="Arial" style:font-family-generic="swiss" fo:color="#000000" fo:font-size="76%"/>
      </text:list-level-style-bullet>
      <text:list-level-style-bullet text:level="2" text:bullet-char="•">
        <style:list-level-properties text:space-before="2.046cm"/>
        <style:text-properties fo:font-family="Arial"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1.164cm"/>
        <style:text-properties fo:font-family="Arial" style:font-family-generic="swiss" fo:color="#000000" fo:font-size="76%"/>
      </text:list-level-style-bullet>
      <text:list-level-style-number text:level="2" style:num-format="">
        <style:list-level-properties text:space-before="2.046cm"/>
        <style:text-properties fo:color="#000000" fo:font-size="25%"/>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number text:level="1" style:num-format="">
        <style:list-level-properties/>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Shape 81" presentation:style-name="pr1" draw:text-style-name="P2" draw:layer="layout" svg:width="23.883cm" svg:height="8.397cm" svg:x="0.46cm" svg:y="1.524cm" presentation:class="title" presentation:user-transformed="true">
          <draw:text-box>
            <text:p text:style-name="P1"><text:span text:style-name="T1">openSUSE Connect @ localhost</text:span><text:span text:style-name="T2"><text:line-break/></text:span><text:span text:style-name="T3"> <text:s text:c="2"/></text:span><text:span text:style-name="T3"><text:line-break/></text:span><text:span text:style-name="T3"><text:line-break/></text:span><text:span text:style-name="T4">2o openSUSE Collaboration Summer Camp </text:span><text:span text:style-name="T5"><text:s/></text:span><text:span text:style-name="T5"><text:line-break/></text:span><text:span text:style-name="T5"> <text:s/>Katerini July</text:span><text:span text:style-name="T4"> 2012</text:span></text:p>
          </draw:text-box>
        </draw:frame>
        <draw:frame draw:name="Shape 82" presentation:style-name="pr2" draw:text-style-name="P6" draw:layer="layout" svg:width="12.211cm" svg:height="12.588cm" svg:x="1.844cm" svg:y="9.513cm" presentation:class="subtitle" presentation:user-transformed="true">
          <draw:text-box>
            <text:p text:style-name="P3"><text:span text:style-name="T6">Athanasios – Ilias Rousinopoulos</text:span></text:p>
            <text:p text:style-name="P4"><text:span text:style-name="T6">openSUSE Ambassador</text:span></text:p>
            <text:p text:style-name="P4"><text:span text:style-name="T7"><text:a xlink:href="mailto:zoumpis@gmail.com">zoumpis@gmail.com</text:a></text:span></text:p>
            <text:p text:style-name="P4"><text:span text:style-name="T8">zoumpis @ irc.opensuse.org</text:span></text:p>
            <text:p text:style-name="P4"><text:span text:style-name="T7"><text:a xlink:href="http://en.opensuse.org/User:Zoumpis">http://en.opensuse.org/User:Zoumpis</text:a></text:span></text:p>
            <text:p text:style-name="P5"><text:span text:style-name="T9"/></text:p>
          </draw:text-box>
        </draw:frame>
        <presentation:notes draw:style-name="dp2">
          <draw:custom-shape draw:name="Shape 84" draw:style-name="gr1" draw:text-style-name="P6" draw:layer="layout" svg:width="11.775cm" svg:height="8.832cm" svg:x="2.848cm" svg:y="1.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 draw:style-name="gr2" draw:text-style-name="P6" draw:layer="layout" svg:width="12.863cm" svg:height="10.56cm" svg:x="2.304cm" svg:y="11.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86" presentation:style-name="pr3" draw:text-style-name="P6" draw:layer="layout" svg:width="15.651cm" svg:height="11.938cm" svg:x="1.96cm" svg:y="11.762cm" presentation:class="notes" presentation:user-transformed="true">
            <draw:text-box>
              <text:p/>
            </draw:text-box>
          </draw:frame>
          <draw:page-thumbnail draw:name="Shape 87" draw:style-name="gr3" draw:layer="layout" svg:width="0cm" svg:height="36.115cm" svg:x="0cm" svg:y="-16.134cm" draw:page-number="1" presentation:class="page"/>
        </presentation:notes>
      </draw:page>
      <draw:page draw:name="Welcome to openSUSE Connect!" draw:style-name="dp3" draw:master-page-name="Default_20_1" presentation:presentation-page-layout-name="AL2T14">
        <draw:frame draw:name="Shape 89" presentation:style-name="pr4" draw:text-style-name="P6" draw:layer="layout" svg:width="22.859cm" svg:height="3.259cm" svg:x="1.268cm" svg:y="0.268cm" presentation:class="title" presentation:user-transformed="true">
          <draw:text-box>
            <text:p text:style-name="P7"><text:span text:style-name="T10">Welcome to openSUSE Connect!</text:span></text:p>
          </draw:text-box>
        </draw:frame>
        <draw:frame draw:name="Shape 90" presentation:style-name="pr5" draw:text-style-name="P6" draw:layer="layout" svg:width="22.859cm" svg:height="12.632cm" svg:x="1.332cm" svg:y="8.981cm" presentation:class="outline" presentation:user-transformed="true">
          <draw:text-box>
            <text:p><text:span text:style-name="T11"/></text:p>
            <text:list text:style-name="L3">
              <text:list-item>
                <text:p text:style-name="P8"><text:span text:style-name="T11">Framework used to manage users and member @ openSUSE project</text:span></text:p>
              </text:list-item>
              <text:list-item>
                <text:p text:style-name="P8"><text:span text:style-name="T11">Uses</text:span><text:span text:style-name="T12"> </text:span><text:span text:style-name="T13"><text:a xlink:href="http://elgg.org/">Elgg</text:a></text:span><text:span text:style-name="T12"> </text:span><text:span text:style-name="T11">(open source social network platform)</text:span></text:p>
              </text:list-item>
              <text:list-item>
                <text:p text:style-name="P8"><text:span text:style-name="T11">Wanna be social aspect into project (events etc.)</text:span></text:p>
              </text:list-item>
            </text:list>
          </draw:text-box>
        </draw:frame>
        <draw:custom-shape draw:name="Shape 91" draw:style-name="gr4" draw:text-style-name="P9" draw:layer="layout" svg:width="11.515cm" svg:height="3.307cm" svg:x="6.992cm" svg:y="4.3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92" presentation:style-name="pr6" draw:text-style-name="P11" draw:layer="layout" svg:width="1.499cm" svg:height="12.573cm" svg:x="0.56cm" svg:y="12.321cm" presentation:class="page-number" presentation:user-transformed="true">
          <draw:text-box>
            <text:p text:style-name="P10"><text:span text:style-name="T14"><text:s/></text:span></text:p>
          </draw:text-box>
        </draw:frame>
        <presentation:notes draw:style-name="dp2">
          <draw:custom-shape draw:name="Shape 94" draw:style-name="gr1" draw:text-style-name="P6" draw:layer="layout" svg:width="0.003cm" svg:height="0.003cm" svg:x="0cm" svg:y="2.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5" draw:style-name="gr5" draw:text-style-name="P6" draw:layer="layout" svg:width="15.239cm" svg:height="10.281cm" svg:x="1.904cm" svg:y="12.797cm">
            <text:p text:style-name="P12"><text:span text:style-name="T15">OpenSUSE is quite a young distribution project but it is building on the 16 years experience of SUSE Linux.</text:span></text:p>
            <text:p text:style-name="P12"><text:span text:style-name="T15">What makes openSUSE special is the focus on choice and flexibility.</text:span></text:p>
            <text:p text:style-name="P12"><text:span text:style-name="T15">We ship KDE, GNOME, XFCE and LXDE and our configuration tool YaST helps you to configure even complicated things like Virtual Machines and mail servers.</text:span></text:p>
            <text:p text:style-name="P12"><text:span text:style-name="T15">openSUSE is also a little more conservative than the other big distributions, taking 2 extra months to develop a stable product. We want you to get work d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96" presentation:style-name="pr7" draw:text-style-name="P6" draw:layer="layout" svg:width="15.651cm" svg:height="11.938cm" svg:x="1.96cm" svg:y="11.762cm" presentation:class="notes" presentation:user-transformed="true">
            <draw:text-box>
              <text:p/>
            </draw:text-box>
          </draw:frame>
          <draw:page-thumbnail draw:name="Shape 97" draw:style-name="gr3" draw:layer="layout" svg:width="0cm" svg:height="36.115cm" svg:x="0cm" svg:y="-16.134cm" draw:page-number="2" presentation:class="page"/>
        </presentation:notes>
      </draw:page>
      <draw:page draw:name="openSUSE Connect for openSUSE Connect?" draw:style-name="dp3" draw:master-page-name="Default_20_1" presentation:presentation-page-layout-name="AL2T14">
        <office:forms form:automatic-focus="false" form:apply-design-mode="false"/>
        <draw:frame draw:name="Shape 99" presentation:style-name="pr4" draw:text-style-name="P6" draw:layer="layout" svg:width="22.859cm" svg:height="3.259cm" svg:x="1.268cm" svg:y="0.268cm" presentation:class="title" presentation:user-transformed="true">
          <draw:text-box>
            <text:p text:style-name="P7"><text:span text:style-name="T10">openSUSE Connect for openSUSE Connect?</text:span></text:p>
          </draw:text-box>
        </draw:frame>
        <draw:custom-shape draw:name="Shape 100" draw:style-name="gr6" draw:text-style-name="P6" draw:layer="layout" svg:width="22.859cm" svg:height="9.28cm" svg:x="1.152cm" svg:y="4.148cm">
          <text:list text:style-name="L6">
            <text:list-item>
              <text:p text:style-name="P8"><text:span text:style-name="T13"><text:a xlink:href="http://en.opensuse.org/openSUSE:Connect_installation">Install</text:a></text:span><text:span text:style-name="T12"> </text:span><text:span text:style-name="T16">o</text:span><text:span text:style-name="T11">penSUSE Connect @ local machine</text:span></text:p>
            </text:list-item>
            <text:list-item>
              <text:p text:style-name="P8"><text:span text:style-name="T11">Develop your </text:span><text:span text:style-name="T12">own </text:span><text:span text:style-name="T13"><text:a xlink:href="http://docs.elgg.org/wiki/Plugin_development">plugin</text:a></text:span></text:p>
            </text:list-item>
            <text:list-item>
              <text:p text:style-name="P8"><text:span text:style-name="T11">Create a </text:span><text:span text:style-name="T12">new </text:span><text:span text:style-name="T13"><text:a xlink:href="http://docs.elgg.org/wiki/Views/Creating_a_new_site_theme">theme</text:a></text:span><text:span text:style-name="T12"> </text:span><text:span text:style-name="T11">for your installed instance</text:span></text:p>
            </text:list-item>
            <text:list-item>
              <text:p text:style-name="P8"><text:span text:style-name="T11">Create a </text:span><text:span text:style-name="T12">new </text:span><text:span text:style-name="T13"><text:a xlink:href="http://docs.elgg.org/wiki/Tutorials/">widget</text:a></text:span></text:p>
            </text:list-item>
            <text:list-item>
              <text:p text:style-name="P8"><text:span text:style-name="T11">Download and install a </text:span><text:span text:style-name="T13"><text:a xlink:href="http://community.elgg.org/plugins">new plugin</text:a></text:span></text:p>
            </text:list-item>
            <text:list-item>
              <text:p text:style-name="P8"><text:span text:style-name="T11">Study </text:span><text:span text:style-name="T16"><text:s/></text:span><text:span text:style-name="T12">Elgg's </text:span><text:span text:style-name="T13"><text:a xlink:href="http://docs.elgg.org/wiki/Main_Page">documentation</text:a></text:span></text:p>
            </text:list-item>
          </text:list>
          <text:p text:style-name="P13"><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1" presentation:style-name="pr6" draw:text-style-name="P11" draw:layer="layout" svg:width="1.499cm" svg:height="12.573cm" svg:x="0.56cm" svg:y="12.321cm" presentation:class="page-number" presentation:user-transformed="true">
          <draw:text-box>
            <text:p text:style-name="P10"><text:span text:style-name="T14"><text:s/></text:span></text:p>
          </draw:text-box>
        </draw:frame>
        <presentation:notes draw:style-name="dp2">
          <draw:custom-shape draw:name="Shape 103" draw:style-name="gr1" draw:text-style-name="P6" draw:layer="layout" svg:width="0.003cm" svg:height="0.003cm" svg:x="0cm" svg:y="2.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4" draw:style-name="gr5" draw:text-style-name="P6" draw:layer="layout" svg:width="15.239cm" svg:height="5.364cm" svg:x="1.904cm" svg:y="12.797cm">
            <text:p text:style-name="P12"><text:span text:style-name="T15">For desktop users, openSUSE introduces the latest GNOME, KDE, LXDE and XFCE desktops with a number of nice improvements in the KDE workspaces while for GNOME the new GNOME Shell provides a whole new experience.</text:span></text:p>
            <text:p text:style-name="P13"><text:span text:style-name="T6"/></text:p>
            <text:p text:style-name="P12"><text:span text:style-name="T15">Let's look at some detai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5" presentation:style-name="pr7" draw:text-style-name="P6" draw:layer="layout" svg:width="15.651cm" svg:height="11.938cm" svg:x="1.96cm" svg:y="11.762cm" presentation:class="notes" presentation:user-transformed="true">
            <draw:text-box>
              <text:p/>
            </draw:text-box>
          </draw:frame>
          <draw:page-thumbnail draw:name="Shape 106" draw:style-name="gr3" draw:layer="layout" svg:width="0cm" svg:height="36.115cm" svg:x="0cm" svg:y="-16.134cm" draw:page-number="3" presentation:class="page"/>
        </presentation:notes>
      </draw:page>
      <draw:page draw:name="Installing openSUSE Connect" draw:style-name="dp3" draw:master-page-name="Default_20_1" presentation:presentation-page-layout-name="AL2T14">
        <office:forms form:automatic-focus="false" form:apply-design-mode="false"/>
        <draw:frame draw:name="Shape 108" presentation:style-name="pr4" draw:text-style-name="P6" draw:layer="layout" svg:width="22.859cm" svg:height="3.259cm" svg:x="1.268cm" svg:y="-0.465cm" presentation:class="title" presentation:user-transformed="true">
          <draw:text-box>
            <text:p text:style-name="P7"><text:span text:style-name="T10">Installing openSUSE Connect</text:span></text:p>
          </draw:text-box>
        </draw:frame>
        <draw:custom-shape draw:name="Shape 109" draw:style-name="gr6" draw:text-style-name="P6" draw:layer="layout" svg:width="22.859cm" svg:height="13.646cm" svg:x="1.016cm" svg:y="1.778cm">
          <text:list text:style-name="L6">
            <text:list-header>
              <text:p text:style-name="P8"><text:span text:style-name="T16"/></text:p>
            </text:list-header>
            <text:list-item>
              <text:p text:style-name="P8"><text:span text:style-name="T11">Install the</text:span><text:span text:style-name="T16"> </text:span><text:span text:style-name="T12"><text:a xlink:href="http://paste.opensuse.org/68096964">LAMP Server</text:a></text:span><text:span text:style-name="T16">:</text:span><text:span text:style-name="T17"> </text:span></text:p>
            </text:list-item>
            <text:list-item>
              <text:p text:style-name="P8"><text:span text:style-name="T11">Download the source code : </text:span><text:span text:style-name="T18">git clone git://gitorious.org/opensuse/connect.git</text:span></text:p>
            </text:list-item>
            <text:list-item>
              <text:p text:style-name="P8"><text:span text:style-name="T11">Enable the </text:span><text:span text:style-name="T18">mod_rewrite</text:span><text:span text:style-name="T11"> in Apache [in /etc/sysconfig/apache2 file add the </text:span><text:span text:style-name="T18">rewrite</text:span><text:span text:style-name="T11"> to </text:span><text:span text:style-name="T18">“APACHE_MODULES=” </text:span></text:p>
            </text:list-item>
            <text:list-item>
              <text:p text:style-name="P8"><text:span text:style-name="T11">Create a vhost [</text:span><text:span text:style-name="T18">/etc/apache2/vhosts.d/elgg.conf</text:span><text:span text:style-name="T11">] and</text:span><text:span text:style-name="T12"> </text:span><text:span text:style-name="T13"><text:a xlink:href="http://paste.opensuse.org/27783295">add the lines</text:a></text:span><text:span text:style-name="T12">.</text:span></text:p>
            </text:list-item>
            <text:list-item>
              <text:p text:style-name="P8"><text:span text:style-name="T11">Add the servername to <text:s/>/etc/hosts</text:span></text:p>
            </text:list-item>
          </text:list>
          <text:p text:style-name="P13"><text:span text:style-name="T6"/></text:p>
          <text:p text:style-name="P13"><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0" presentation:style-name="pr6" draw:text-style-name="P11" draw:layer="layout" svg:width="1.499cm" svg:height="12.573cm" svg:x="0.56cm" svg:y="12.321cm" presentation:class="page-number" presentation:user-transformed="true">
          <draw:text-box>
            <text:p text:style-name="P10"><text:span text:style-name="T14"><text:s/></text:span></text:p>
          </draw:text-box>
        </draw:frame>
        <presentation:notes draw:style-name="dp2">
          <draw:custom-shape draw:name="Shape 112" draw:style-name="gr1" draw:text-style-name="P6" draw:layer="layout" svg:width="0.003cm" svg:height="0.003cm" svg:x="0cm" svg:y="2.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gr5" draw:text-style-name="P6" draw:layer="layout" svg:width="15.239cm" svg:height="5.364cm" svg:x="1.904cm" svg:y="12.797cm">
            <text:p text:style-name="P12"><text:span text:style-name="T15">For desktop users, openSUSE introduces the latest GNOME, KDE, LXDE and XFCE desktops with a number of nice improvements in the KDE workspaces while for GNOME the new GNOME Shell provides a whole new experience.</text:span></text:p>
            <text:p text:style-name="P13"><text:span text:style-name="T6"/></text:p>
            <text:p text:style-name="P12"><text:span text:style-name="T15">Let's look at some detai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4" presentation:style-name="pr7" draw:text-style-name="P6" draw:layer="layout" svg:width="15.651cm" svg:height="11.938cm" svg:x="1.96cm" svg:y="11.762cm" presentation:class="notes" presentation:user-transformed="true">
            <draw:text-box>
              <text:p/>
            </draw:text-box>
          </draw:frame>
          <draw:page-thumbnail draw:name="Shape 115" draw:style-name="gr3" draw:layer="layout" svg:width="0cm" svg:height="36.115cm" svg:x="0cm" svg:y="-16.134cm" draw:page-number="4" presentation:class="page"/>
        </presentation:notes>
      </draw:page>
      <draw:page draw:name="Installing openSUSE Connect" draw:style-name="dp3" draw:master-page-name="Default_20_1" presentation:presentation-page-layout-name="AL2T14">
        <draw:frame draw:name="Shape 117" presentation:style-name="pr4" draw:text-style-name="P6" draw:layer="layout" svg:width="22.859cm" svg:height="3.259cm" svg:x="1.268cm" svg:y="0.268cm" presentation:class="title" presentation:user-transformed="true">
          <draw:text-box>
            <text:p text:style-name="P7"><text:span text:style-name="T10">Installing openSUSE Connect</text:span></text:p>
          </draw:text-box>
        </draw:frame>
        <draw:custom-shape draw:name="Shape 118" draw:style-name="gr6" draw:text-style-name="P6" draw:layer="layout" svg:width="22.859cm" svg:height="9.968cm" svg:x="1.152cm" svg:y="4.148cm">
          <text:list text:style-name="L6">
            <text:list-item>
              <text:p text:style-name="P8"><text:span text:style-name="T16">Install the lighthttpd and then make the appropriate configurations</text:span><text:span text:style-name="T16"><text:tab/></text:span></text:p>
            </text:list-item>
          </text:list>
          <text:list text:style-name="L7">
            <text:list-item>
              <text:list>
                <text:list-item>
                  <text:p text:style-name="P8"><text:span text:style-name="T11">Open the /etc/lighttpd/lighttpd.conf</text:span></text:p>
                </text:list-item>
                <text:list-item>
                  <text:p text:style-name="P8"><text:span text:style-name="T11">Put </text:span><text:span text:style-name="T18">mod_rewrite</text:span><text:span text:style-name="T11"> into</text:span><text:span text:style-name="T18"> server.modules</text:span></text:p>
                </text:list-item>
                <text:list-item>
                  <text:p text:style-name="P8"><text:span text:style-name="T13"><text:a xlink:href="http://paste.opensuse.org/52560330">Configure</text:a></text:span><text:span text:style-name="T12"> </text:span><text:span text:style-name="T11">the </text:span><text:span text:style-name="T18">lighttpd.conf</text:span></text:p>
                </text:list-item>
                <text:list-item>
                  <text:p text:style-name="P8"><text:span text:style-name="T11">Add the servername to</text:span><text:span text:style-name="T18"> /etc/hosts</text:span></text:p>
                </text:list-item>
              </text:list>
            </text:list-item>
          </text:list>
          <text:p text:style-name="P13"><text:span text:style-name="T6"/></text:p>
          <text:p text:style-name="P13"><text:span text:style-name="T6"/></text:p>
          <text:p text:style-name="P13"><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9" presentation:style-name="pr6" draw:text-style-name="P11" draw:layer="layout" svg:width="1.499cm" svg:height="12.573cm" svg:x="0.56cm" svg:y="12.321cm" presentation:class="page-number" presentation:user-transformed="true">
          <draw:text-box>
            <text:p text:style-name="P10"><text:span text:style-name="T14"><text:s/></text:span></text:p>
          </draw:text-box>
        </draw:frame>
        <presentation:notes draw:style-name="dp2">
          <draw:custom-shape draw:name="Shape 121" draw:style-name="gr1" draw:text-style-name="P6" draw:layer="layout" svg:width="0.003cm" svg:height="0.003cm" svg:x="0cm" svg:y="2.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2" draw:style-name="gr5" draw:text-style-name="P6" draw:layer="layout" svg:width="15.239cm" svg:height="5.364cm" svg:x="1.904cm" svg:y="12.797cm">
            <text:p text:style-name="P12"><text:span text:style-name="T15">For desktop users, openSUSE introduces the latest GNOME, KDE, LXDE and XFCE desktops with a number of nice improvements in the KDE workspaces while for GNOME the new GNOME Shell provides a whole new experience.</text:span></text:p>
            <text:p text:style-name="P13"><text:span text:style-name="T6"/></text:p>
            <text:p text:style-name="P12"><text:span text:style-name="T15">Let's look at some detai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3" presentation:style-name="pr7" draw:text-style-name="P6" draw:layer="layout" svg:width="15.651cm" svg:height="11.938cm" svg:x="1.96cm" svg:y="11.762cm" presentation:class="notes" presentation:user-transformed="true">
            <draw:text-box>
              <text:p/>
            </draw:text-box>
          </draw:frame>
          <draw:page-thumbnail draw:name="Shape 124" draw:style-name="gr3" draw:layer="layout" svg:width="0cm" svg:height="36.115cm" svg:x="0cm" svg:y="-16.134cm" draw:page-number="5" presentation:class="page"/>
        </presentation:notes>
      </draw:page>
      <draw:page draw:name="Installing openSUSE Connect" draw:style-name="dp3" draw:master-page-name="Default_20_1" presentation:presentation-page-layout-name="AL2T14">
        <office:forms form:automatic-focus="false" form:apply-design-mode="false"/>
        <draw:frame draw:name="Shape 126" presentation:style-name="pr4" draw:text-style-name="P6" draw:layer="layout" svg:width="22.859cm" svg:height="3.259cm" svg:x="1.268cm" svg:y="0.268cm" presentation:class="title" presentation:user-transformed="true">
          <draw:text-box>
            <text:p text:style-name="P7"><text:span text:style-name="T10">Installing openSUSE Connect</text:span></text:p>
          </draw:text-box>
        </draw:frame>
        <draw:custom-shape draw:name="Shape 127" draw:style-name="gr6" draw:text-style-name="P6" draw:layer="layout" svg:width="22.859cm" svg:height="11.76cm" svg:x="1.152cm" svg:y="4.148cm">
          <text:list text:style-name="L6">
            <text:list-item>
              <text:p text:style-name="P8"><text:span text:style-name="T11">Create the database : </text:span></text:p>
            </text:list-item>
          </text:list>
          <text:list text:style-name="L5">
            <text:list-item>
              <text:list>
                <text:list-item>
                  <text:p text:style-name="P14"><text:span text:style-name="T11">mysql -u root -p </text:span></text:p>
                </text:list-item>
                <text:list-item>
                  <text:p text:style-name="P14"><text:span text:style-name="T11">CREATE DATABASE connectdb; </text:span></text:p>
                </text:list-item>
                <text:list-item>
                  <text:p text:style-name="P14"><text:span text:style-name="T11">CREATE USER 'connectuser'@'localhost' IDENTIFIED BY 'verycoolpassword'; </text:span></text:p>
                </text:list-item>
                <text:list-item>
                  <text:p text:style-name="P14"><text:span text:style-name="T11">GRANT ALL ON connectdb.* to 'connectuser'@'localhost';</text:span></text:p>
                </text:list-item>
              </text:list>
            </text:list-item>
          </text:list>
          <text:list text:style-name="L8">
            <text:list-item>
              <text:p text:style-name="P8"><text:span text:style-name="T11">Or you can use a GUI interface</text:span></text:p>
            </text:list-item>
          </text:list>
          <text:p text:style-name="P13"><text:span text:style-name="T6"/></text:p>
          <text:p text:style-name="P13"><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8" presentation:style-name="pr6" draw:text-style-name="P11" draw:layer="layout" svg:width="1.499cm" svg:height="12.573cm" svg:x="0.56cm" svg:y="12.321cm" presentation:class="page-number" presentation:user-transformed="true">
          <draw:text-box>
            <text:p text:style-name="P10"><text:span text:style-name="T14"><text:s/></text:span></text:p>
          </draw:text-box>
        </draw:frame>
        <presentation:notes draw:style-name="dp2">
          <draw:custom-shape draw:name="Shape 130" draw:style-name="gr1" draw:text-style-name="P6" draw:layer="layout" svg:width="0.003cm" svg:height="0.003cm" svg:x="0cm" svg:y="2.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1" draw:style-name="gr5" draw:text-style-name="P6" draw:layer="layout" svg:width="15.239cm" svg:height="5.364cm" svg:x="1.904cm" svg:y="12.797cm">
            <text:p text:style-name="P12"><text:span text:style-name="T15">For desktop users, openSUSE introduces the latest GNOME, KDE, LXDE and XFCE desktops with a number of nice improvements in the KDE workspaces while for GNOME the new GNOME Shell provides a whole new experience.</text:span></text:p>
            <text:p text:style-name="P13"><text:span text:style-name="T6"/></text:p>
            <text:p text:style-name="P12"><text:span text:style-name="T15">Let's look at some detai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32" presentation:style-name="pr7" draw:text-style-name="P6" draw:layer="layout" svg:width="15.651cm" svg:height="11.938cm" svg:x="1.96cm" svg:y="11.762cm" presentation:class="notes" presentation:user-transformed="true">
            <draw:text-box>
              <text:p/>
            </draw:text-box>
          </draw:frame>
          <draw:page-thumbnail draw:name="Shape 133" draw:style-name="gr3" draw:layer="layout" svg:width="0cm" svg:height="36.115cm" svg:x="0cm" svg:y="-16.134cm" draw:page-number="6" presentation:class="page"/>
        </presentation:notes>
      </draw:page>
      <draw:page draw:name="Problems during the first run? " draw:style-name="dp3" draw:master-page-name="Default_20_1" presentation:presentation-page-layout-name="AL2T14">
        <draw:frame draw:name="Shape 135" presentation:style-name="pr4" draw:text-style-name="P6" draw:layer="layout" svg:width="22.859cm" svg:height="3.259cm" svg:x="1.268cm" svg:y="0.268cm" presentation:class="title" presentation:user-transformed="true">
          <draw:text-box>
            <text:p text:style-name="P7"><text:span text:style-name="T10">Problems during the first run? </text:span></text:p>
          </draw:text-box>
        </draw:frame>
        <draw:custom-shape draw:name="Shape 136" draw:style-name="gr6" draw:text-style-name="P6" draw:layer="layout" svg:width="22.859cm" svg:height="10.32cm" svg:x="1.152cm" svg:y="4.148cm">
          <text:list text:style-name="L6">
            <text:list-item>
              <text:p text:style-name="P8"><text:span text:style-name="T11">After installing the openSUSE Connect on your localhost , you will see some errors. Don't get panicked!</text:span></text:p>
            </text:list-item>
          </text:list>
          <text:list text:style-name="L7">
            <text:list-item>
              <text:list>
                <text:list-item>
                  <text:p text:style-name="P8"><text:span text:style-name="T11">First import the site settings , by enable the plugin called “pluginsettings” </text:span></text:p>
                </text:list-item>
                <text:list-item>
                  <text:p text:style-name="P8"><text:span text:style-name="T11">Remove the ichain plugin</text:span></text:p>
                </text:list-item>
                <text:list-item>
                  <text:p text:style-name="P8"><text:span text:style-name="T11">Then have a look at the following </text:span><text:span text:style-name="T12"><text:a xlink:href="http://en.opensuse.org/openSUSE:Connect_installation#Problems_during_the_first_run">link</text:a></text:span></text:p>
                </text:list-item>
              </text:list>
              <text:p text:style-name="P8"><text:span text:style-name="T11"/></text:p>
            </text:list-item>
          </text:list>
          <text:p text:style-name="P13"><text:span text:style-name="T6"/></text:p>
          <text:p text:style-name="P13"><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37" presentation:style-name="pr6" draw:text-style-name="P11" draw:layer="layout" svg:width="1.499cm" svg:height="12.573cm" svg:x="0.56cm" svg:y="12.321cm" presentation:class="page-number" presentation:user-transformed="true">
          <draw:text-box>
            <text:p text:style-name="P10"><text:span text:style-name="T14"><text:s/></text:span></text:p>
          </draw:text-box>
        </draw:frame>
        <presentation:notes draw:style-name="dp2">
          <draw:custom-shape draw:name="Shape 139" draw:style-name="gr1" draw:text-style-name="P6" draw:layer="layout" svg:width="0.003cm" svg:height="0.003cm" svg:x="0cm" svg:y="2.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gr5" draw:text-style-name="P6" draw:layer="layout" svg:width="15.239cm" svg:height="5.364cm" svg:x="1.904cm" svg:y="12.797cm">
            <text:p text:style-name="P12"><text:span text:style-name="T15">For desktop users, openSUSE introduces the latest GNOME, KDE, LXDE and XFCE desktops with a number of nice improvements in the KDE workspaces while for GNOME the new GNOME Shell provides a whole new experience.</text:span></text:p>
            <text:p text:style-name="P13"><text:span text:style-name="T6"/></text:p>
            <text:p text:style-name="P12"><text:span text:style-name="T15">Let's look at some detai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41" presentation:style-name="pr7" draw:text-style-name="P6" draw:layer="layout" svg:width="15.651cm" svg:height="11.938cm" svg:x="1.96cm" svg:y="11.762cm" presentation:class="notes" presentation:user-transformed="true">
            <draw:text-box>
              <text:p/>
            </draw:text-box>
          </draw:frame>
          <draw:page-thumbnail draw:name="Shape 142" draw:style-name="gr3" draw:layer="layout" svg:width="0cm" svg:height="36.115cm" svg:x="0cm" svg:y="-16.134cm" draw:page-number="7" presentation:class="page"/>
        </presentation:notes>
      </draw:page>
      <draw:page draw:name="&#9;&#9;&#9; &#9;&#9;&#9;&#9;Questions" draw:style-name="dp3" draw:master-page-name="Default_20_2" presentation:presentation-page-layout-name="AL3T3">
        <draw:frame draw:name="Shape 144" presentation:style-name="pr8" draw:text-style-name="P6" draw:layer="layout" svg:width="22.859cm" svg:height="3.223cm" svg:x="1.017cm" svg:y="6.683cm" presentation:class="title" presentation:user-transformed="true">
          <draw:text-box>
            <text:p text:style-name="P1"><text:span text:style-name="T19">Questions</text:span></text:p>
          </draw:text-box>
        </draw:frame>
        <draw:frame draw:name="Shape 145" presentation:style-name="pr9" draw:text-style-name="P11" draw:layer="layout" svg:width="1.499cm" svg:height="12.573cm" svg:x="0.56cm" svg:y="12.321cm" presentation:class="page-number" presentation:user-transformed="true">
          <draw:text-box>
            <text:p text:style-name="P10"><text:span text:style-name="T14"><text:s/></text:span></text:p>
          </draw:text-box>
        </draw:frame>
        <presentation:notes draw:style-name="dp2">
          <draw:custom-shape draw:name="Shape 147" draw:style-name="gr1" draw:text-style-name="P6" draw:layer="layout" svg:width="0.003cm" svg:height="0.003cm" svg:x="0cm" svg:y="2.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8" draw:style-name="gr5" draw:text-style-name="P6" draw:layer="layout" svg:width="15.239cm" svg:height="7.725cm" svg:x="1.904cm" svg:y="12.797cm">
            <text:p text:style-name="P12"><text:span text:style-name="T15">In these cloudy times, openSUSE keeps you warm with all the latest virtualization and cloud technologies.</text:span></text:p>
            <text:p text:style-name="P12"><text:span text:style-name="T15">Of course, we also give you all you need to enjoy the world wide web, from firefox and Google's Chromium to Opera and rekonq.</text:span></text:p>
            <text:p text:style-name="P13"><text:span text:style-name="T6"/></text:p>
            <text:p text:style-name="P12"><text:span text:style-name="T15">But we also have something unique and very cool: ownCloud and mirall. Let's talk about those a 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49" presentation:style-name="pr10" draw:text-style-name="P6" draw:layer="layout" svg:width="15.651cm" svg:height="11.938cm" svg:x="1.96cm" svg:y="11.762cm" presentation:class="notes" presentation:user-transformed="true">
            <draw:text-box>
              <text:p/>
            </draw:text-box>
          </draw:frame>
          <draw:page-thumbnail draw:name="Shape 150" draw:style-name="gr3" draw:layer="layout" svg:width="0cm" svg:height="36.115cm" svg:x="0cm" svg:y="-16.134cm" draw:page-number="8" presentation:class="page"/>
        </presentation:notes>
      </draw:page>
      <draw:page draw:name="page9" draw:style-name="dp4" draw:master-page-name="Title4" presentation:presentation-page-layout-name="AL4T1">
        <draw:frame presentation:style-name="pr11" draw:text-style-name="P16" draw:layer="layout" svg:width="13.765cm" svg:height="4.601cm" svg:x="2.116cm" svg:y="14.64cm" presentation:class="title" presentation:user-transformed="true">
          <draw:text-box>
            <text:list text:style-name="L9">
              <text:list-header>
                <text:p text:style-name="P15"><text:span text:style-name="T20">Be the next Lizard!</text:span></text:p>
              </text:list-header>
            </text:list>
          </draw:text-box>
        </draw:frame>
        <presentation:notes draw:style-name="dp5">
          <draw:page-thumbnail draw:style-name="gr3" draw:layer="layout" svg:width="12.326cm" svg:height="9.525cm" svg:x="3.361cm" svg:y="1.928cm" draw:page-number="9" presentation:class="page"/>
          <draw:frame presentation:style-name="pr12" draw:text-style-name="P18" draw:layer="layout" svg:width="15.241cm" svg:height="15.79cm" svg:x="1.905cm" svg:y="12.061cm" presentation:class="notes" presentation:user-transformed="true">
            <draw:text-box>
              <text:list text:style-name="L10">
                <text:list-header>
                  <text:p text:style-name="P17"><text:span text:style-name="T21">So, the question you should be asking is not “what does openSUSE have that I need?” but “what does openSUSE NOT have that I need?” and the answer is most likely: nothing. After all, our OBS provides well over 100.000 different packages made by over 25.000 people. All that you can get easily through Zypper and YaST! Moreover, you can use KIWI (or the web interface SUSE Studio) to build your own openSUSE based operating system. We have projects like Tumbleweed, Appstream and Bretzn – we do so much cool stuff it's hard to keep track of it.</text:span></text:p>
                  <text:p text:style-name="P17"><text:span text:style-name="T21"/></text:p>
                  <text:p text:style-name="P17"><text:span text:style-name="T21">In short, openSUSE is much more than a linux distribution. 11.4 is awesome, but thanks to the other things the openSUSE Project does, no other linux distro can beat it!</text:span></text:p>
                  <text:p text:style-name="P17"><text:span text:style-name="T21"/></text:p>
                  <text:p text:style-name="P17"><text:span text:style-name="T21">Thank you for listening.</text:span></text:p>
                </text:list-header>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436400" draw:end-color="#78a028" draw:start-intensity="100%" draw:end-intensity="100%" draw:angle="900" draw:border="0%"/>
    <draw:fill-image draw:name="Bitmape_20_1" draw:display-name="Bitmape 1" xlink:href="Pictures/1000020100000640000004B009114472.png" xlink:type="simple" xlink:show="embed" xlink:actuate="onLoad"/>
    <draw:fill-image draw:name="Bitmape_20_2" draw:display-name="Bitmape 2" xlink:href="Pictures/1000020100000640000004B04FA2FD75.png" xlink:type="simple" xlink:show="embed" xlink:actuate="onLoad"/>
    <draw:fill-image draw:name="Bitmape_20_3" draw:display-name="Bitmape 3" xlink:href="Pictures/1000020100000190000000733849AFCA.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line-height="100%" fo:text-align="start" fo:text-indent="0cm"/>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cm" fo:margin-bottom="0.3cm" fo:line-height="100%" fo:text-align="start" fo:text-indent="0cm"/>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cm" fo:margin-bottom="0.2cm" fo:line-height="100%" fo:text-align="start" fo:text-indent="0cm"/>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cm" fo:margin-bottom="0.4cm" fo:line-height="100%" fo:text-align="start" fo:text-indent="0cm"/>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_20_1-outline3" style:display-name="Default 1-outline3" style:family="presentation" style:parent-style-name="Default_20_1-outline2">
      <style:paragraph-properties fo:margin-left="0cm" fo:margin-right="0cm" fo:margin-top="0cm" fo:margin-bottom="0.3cm" fo:line-height="100%" fo:text-align="start" fo:text-indent="0cm"/>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_20_1-outline4" style:display-name="Default 1-outline4" style:family="presentation" style:parent-style-name="Default_20_1-outline3">
      <style:paragraph-properties fo:margin-left="0cm" fo:margin-right="0cm" fo:margin-top="0cm" fo:margin-bottom="0.2cm" fo:line-height="100%" fo:text-align="start" fo:text-indent="0cm"/>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left="0cm" fo:margin-right="0cm" fo:margin-top="0cm" fo:margin-bottom="0.4cm" fo:line-height="100%" fo:text-align="start" fo:text-indent="0cm"/>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_20_2-outline3" style:display-name="Default 2-outline3" style:family="presentation" style:parent-style-name="Default_20_2-outline2">
      <style:paragraph-properties fo:margin-left="0cm" fo:margin-right="0cm" fo:margin-top="0cm" fo:margin-bottom="0.3cm" fo:line-height="100%" fo:text-align="start" fo:text-indent="0cm"/>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_20_2-outline4" style:display-name="Default 2-outline4" style:family="presentation" style:parent-style-name="Default_20_2-outline3">
      <style:paragraph-properties fo:margin-left="0cm" fo:margin-right="0cm" fo:margin-top="0cm" fo:margin-bottom="0.2cm" fo:line-height="100%" fo:text-align="start" fo:text-indent="0cm"/>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left="0cm" fo:margin-right="0cm" fo:margin-top="0cm" fo:margin-bottom="0.4cm" fo:line-height="100%" fo:text-align="start" fo:text-indent="0cm"/>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_20_3-outline3" style:display-name="Default 3-outline3" style:family="presentation" style:parent-style-name="Default_20_3-outline2">
      <style:paragraph-properties fo:margin-left="0cm" fo:margin-right="0cm" fo:margin-top="0cm" fo:margin-bottom="0.3cm" fo:line-height="100%" fo:text-align="start" fo:text-indent="0cm"/>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_20_3-outline4" style:display-name="Default 3-outline4" style:family="presentation" style:parent-style-name="Default_20_3-outline3">
      <style:paragraph-properties fo:margin-left="0cm" fo:margin-right="0cm" fo:margin-top="0cm" fo:margin-bottom="0.2cm" fo:line-height="100%" fo:text-align="start" fo:text-indent="0cm"/>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style:paragraph-properties fo:text-align="center"/>
    </style:style>
    <style:style style:name="Title4-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letter-kerning="true" style:font-family-asian="'Droid Sans Fallback'"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shrink-to-fit" fo:padding-top="0.091cm" fo:padding-bottom="0cm" fo:padding-left="0cm" fo:padding-right="0cm">
        <text:list-style style:name="Title4-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863cm" fo:margin-right="0cm" fo:margin-top="0cm" fo:margin-bottom="0.527cm" fo:line-height="93%" fo:text-align="start" fo:text-indent="-0.863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roman" style:font-pitch="variable" fo:font-size="33.5999984741211pt" fo:font-style="normal" fo:text-shadow="none" style:text-underline-style="none" fo:font-weight="normal" style:letter-kerning="true" style:font-family-asian="Arial" style:font-family-generic-asian="roman" style:font-pitch-asian="variable" style:font-size-asian="37pt" style:font-style-asian="normal" style:font-weight-asian="normal" style:font-family-complex="Arial" style:font-family-generic-complex="roman" style:font-pitch-complex="variable" style:font-size-complex="37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1.869cm" fo:margin-right="0cm" fo:margin-top="0cm" fo:margin-bottom="0.423cm" fo:line-height="93%" fo:text-align="start" fo:text-indent="-0.718cm" style:punctuation-wrap="simple"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family-generic="roman" style:font-pitch="variable" fo:font-size="29.8999996185303pt" fo:font-style="normal" fo:text-shadow="none" style:text-underline-style="none" fo:font-weight="normal" style:font-family-asian="Arial" style:font-family-generic-asian="roman" style:font-pitch-asian="variable" style:font-size-asian="33pt" style:font-style-asian="normal" style:font-weight-asian="normal" style:font-family-complex="Arial" style:font-family-generic-complex="roman" style:font-pitch-complex="variable" style:font-size-complex="33pt" style:font-style-complex="normal" style:font-weight-complex="normal" style:font-relief="none"/>
    </style:style>
    <style:style style:name="Title4-outline3" style:family="presentation" style:parent-style-name="Title4-outline2">
      <style:paragraph-properties fo:margin-left="2.879cm" fo:margin-right="0cm" fo:margin-top="0cm" fo:margin-bottom="0.315cm" fo:line-height="93%" fo:text-align="start" fo:text-indent="-0.57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roman" style:font-pitch="variable" fo:font-size="25.3999996185303pt" fo:font-style="normal" fo:text-shadow="none" style:text-underline-style="none" fo:font-weight="normal" style:font-family-asian="Arial" style:font-family-generic-asian="roman" style:font-pitch-asian="variable" style:font-size-asian="28pt" style:font-style-asian="normal" style:font-weight-asian="normal" style:font-family-complex="Arial" style:font-family-generic-complex="roman" style:font-pitch-complex="variable" style:font-size-complex="28pt" style:font-style-complex="normal" style:font-weight-complex="normal" style:font-relief="none"/>
    </style:style>
    <style:style style:name="Title4-outline4" style:family="presentation" style:parent-style-name="Title4-outline3">
      <style:paragraph-properties fo:margin-left="4.028cm" fo:margin-right="0cm" fo:margin-top="0cm" fo:margin-bottom="0.211cm" fo:line-height="93%" fo:text-align="start" fo:text-indent="-0.57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roman" style:font-pitch="variable" fo:font-size="20.8999996185303pt" fo:font-style="normal" fo:text-shadow="none" style:text-underline-style="none" fo:font-weight="normal" style:font-family-asian="Arial" style:font-family-generic-asian="roman" style:font-pitch-asian="variable" style:font-size-asian="23pt" style:font-style-asian="normal" style:font-weight-asian="normal" style:font-family-complex="Arial" style:font-family-generic-complex="roman" style:font-pitch-complex="variable" style:font-size-complex="23pt" style:font-style-complex="normal" style:font-weight-complex="normal" style:font-relief="none"/>
    </style:style>
    <style:style style:name="Title4-outline5" style:family="presentation" style:parent-style-name="Title4-outline4">
      <style:paragraph-properties fo:margin-left="5.179cm" fo:margin-right="0cm" fo:margin-top="0cm" fo:margin-bottom="0.107cm" fo:line-height="93%" fo:text-align="start" fo:text-indent="-0.57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8999996185303pt" fo:font-style="normal" fo:text-shadow="none" style:text-underline-style="none" fo:font-weight="normal" style:font-family-asian="Arial" style:font-family-generic-asian="roman" style:font-pitch-asian="variable" style:font-size-asian="23pt" style:font-style-asian="normal" style:font-weight-asian="normal" style:font-family-complex="Arial" style:font-family-generic-complex="roman" style:font-pitch-complex="variable" style:font-size-complex="23pt" style:font-style-complex="normal" style:font-weight-complex="normal" style:font-relief="none"/>
    </style:style>
    <style:style style:name="Title4-outline6" style:family="presentation" style:parent-style-name="Title4-outline5">
      <style:paragraph-properties fo:margin-left="5.179cm" fo:margin-right="0cm" fo:margin-top="0cm" fo:margin-bottom="0.107cm" fo:line-height="93%" fo:text-align="start" fo:text-indent="-0.57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8999996185303pt" fo:font-style="normal" fo:text-shadow="none" style:text-underline-style="none" fo:font-weight="normal" style:font-family-asian="Arial" style:font-family-generic-asian="roman" style:font-pitch-asian="variable" style:font-size-asian="23pt" style:font-style-asian="normal" style:font-weight-asian="normal" style:font-family-complex="Arial" style:font-family-generic-complex="roman" style:font-pitch-complex="variable" style:font-size-complex="23pt" style:font-style-complex="normal" style:font-weight-complex="normal" style:font-relief="none"/>
    </style:style>
    <style:style style:name="Title4-outline7" style:family="presentation" style:parent-style-name="Title4-outline6">
      <style:paragraph-properties fo:margin-left="5.179cm" fo:margin-right="0cm" fo:margin-top="0cm" fo:margin-bottom="0.107cm" fo:line-height="93%" fo:text-align="start" fo:text-indent="-0.57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8999996185303pt" fo:font-style="normal" fo:text-shadow="none" style:text-underline-style="none" fo:font-weight="normal" style:font-family-asian="Arial" style:font-family-generic-asian="roman" style:font-pitch-asian="variable" style:font-size-asian="23pt" style:font-style-asian="normal" style:font-weight-asian="normal" style:font-family-complex="Arial" style:font-family-generic-complex="roman" style:font-pitch-complex="variable" style:font-size-complex="23pt" style:font-style-complex="normal" style:font-weight-complex="normal" style:font-relief="none"/>
    </style:style>
    <style:style style:name="Title4-outline8" style:family="presentation" style:parent-style-name="Title4-outline7">
      <style:paragraph-properties fo:margin-left="5.179cm" fo:margin-right="0cm" fo:margin-top="0cm" fo:margin-bottom="0.107cm" fo:line-height="93%" fo:text-align="start" fo:text-indent="-0.57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8999996185303pt" fo:font-style="normal" fo:text-shadow="none" style:text-underline-style="none" fo:font-weight="normal" style:font-family-asian="Arial" style:font-family-generic-asian="roman" style:font-pitch-asian="variable" style:font-size-asian="23pt" style:font-style-asian="normal" style:font-weight-asian="normal" style:font-family-complex="Arial" style:font-family-generic-complex="roman" style:font-pitch-complex="variable" style:font-size-complex="23pt" style:font-style-complex="normal" style:font-weight-complex="normal" style:font-relief="none"/>
    </style:style>
    <style:style style:name="Title4-outline9" style:family="presentation" style:parent-style-name="Title4-outline8">
      <style:paragraph-properties fo:margin-left="5.179cm" fo:margin-right="0cm" fo:margin-top="0cm" fo:margin-bottom="0.107cm" fo:line-height="93%" fo:text-align="start" fo:text-indent="-0.57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8999996185303pt" fo:font-style="normal" fo:text-shadow="none" style:text-underline-style="none" fo:font-weight="normal" style:font-family-asian="Arial" style:font-family-generic-asian="roman" style:font-pitch-asian="variable" style:font-size-asian="23pt" style:font-style-asian="normal" style:font-weight-asian="normal" style:font-family-complex="Arial" style:font-family-generic-complex="roman" style:font-pitch-complex="variable" style:font-size-complex="23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middle" fo:padding-top="0cm" fo:padding-bottom="0cm" fo:padding-left="0cm" fo:padding-right="0cm">
        <text:list-style style:name="Title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7%" fo:text-align="center"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FifthLeg" style:font-pitch="variable" fo:font-size="42pt" fo:font-style="normal" fo:text-shadow="none" style:text-underline-style="none" fo:font-weight="normal" style:letter-kerning="true" style:font-family-asian="Arial" style:font-family-generic-asian="roman" style:font-pitch-asian="variable" style:font-size-asian="51pt" style:font-style-asian="normal" style:font-weight-asian="normal" style:font-family-complex="Arial" style:font-family-generic-complex="roman" style:font-pitch-complex="variable" style:font-size-complex="51pt" style:font-style-complex="normal" style:font-weight-complex="normal" style:text-emphasize="none" style:font-relief="embossed"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bitmap" style:repeat="stretch"/>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bitmap" draw:fill-image-name="Bitmape_20_1" style:repeat="stretch" draw:textarea-vertical-align="top" draw:auto-grow-height="false" fo:padding-top="0.125cm" fo:padding-bottom="0.125cm" fo:padding-left="0.25cm" fo:padding-right="0.25cm" fo:wrap-option="wrap"/>
    </style:style>
    <style:style style:name="Mgr4" style:family="graphic" style:parent-style-name="standard">
      <style:graphic-properties draw:stroke="none" draw:fill="bitmap" draw:fill-image-name="Bitmape_20_2" style:repeat="stretch" draw:textarea-vertical-align="top" draw:auto-grow-height="false" fo:padding-top="0.125cm" fo:padding-bottom="0.125cm" fo:padding-left="0.25cm" fo:padding-right="0.25cm" fo:wrap-option="wrap"/>
    </style:style>
    <style:style style:name="Mgr5" style:family="graphic" style:parent-style-name="standard">
      <style:graphic-properties draw:stroke="none" draw:fill="gradient" draw:fill-gradient-name="Gradient_20_7" draw:textarea-vertical-align="middle" draw:auto-grow-height="true" fo:padding-top="0.127cm" fo:padding-bottom="0.127cm" fo:padding-left="0.254cm" fo:padding-right="0.254cm" fo:wrap-option="wrap"/>
    </style:style>
    <style:style style:name="Mgr6" style:family="graphic" style:parent-style-name="standard">
      <style:graphic-properties draw:stroke="none" draw:fill="solid" draw:fill-color="#78a028" draw:textarea-vertical-align="middle" draw:auto-grow-height="true" fo:padding-top="0.254cm" fo:padding-bottom="0.254cm" fo:padding-left="0.254cm" fo:padding-right="0.254cm" fo:wrap-option="wrap"/>
    </style:style>
    <style:style style:name="Mgr7" style:family="graphic" style:parent-style-name="standard">
      <style:graphic-properties draw:stroke="none" draw:fill="none" draw:textarea-vertical-align="middle" draw:auto-grow-height="true" fo:padding-top="0.254cm" fo:padding-bottom="0.254cm" fo:padding-left="0.254cm" fo:padding-right="0.254cm" fo:wrap-option="wrap"/>
    </style:style>
    <style:style style:name="Mgr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9"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10"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Default-title">
      <style:graphic-properties draw:stroke="none" draw:fill="none" draw:textarea-vertical-align="middle" draw:auto-grow-height="false" fo:min-height="3.181cm" fo:padding-top="0.254cm" fo:padding-bottom="0.254cm" fo:padding-left="0.254cm" fo:padding-right="0.254cm" fo:wrap-option="wrap"/>
    </style:style>
    <style:style style:name="Mpr2" style:family="presentation" style:parent-style-name="Default-outline1">
      <style:graphic-properties draw:stroke="none" draw:fill="none" draw:textarea-vertical-align="top" draw:auto-grow-height="false" fo:min-height="12.573cm" fo:padding-top="0.254cm" fo:padding-bottom="0.254cm" fo:padding-left="0.254cm" fo:padding-right="0.254cm" fo:wrap-option="wrap"/>
    </style:style>
    <style:style style:name="Mpr3" style:family="presentation" style:parent-style-name="Default-backgroundobjects">
      <style:graphic-properties draw:stroke="none" draw:fill="none" draw:fill-color="#ffffff" draw:textarea-vertical-align="top" draw:auto-grow-height="false" fo:min-height="12.573cm" fo:padding-top="0.254cm" fo:padding-bottom="0.254cm" fo:padding-left="0.254cm" fo:padding-right="0.254cm" fo:wrap-option="wrap"/>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r6" style:family="presentation" style:parent-style-name="Default_20_1-title">
      <style:graphic-properties draw:stroke="none" draw:fill="none" draw:textarea-vertical-align="middle" draw:auto-grow-height="false" fo:min-height="3.181cm" fo:padding-top="0.254cm" fo:padding-bottom="0.254cm" fo:padding-left="0.254cm" fo:padding-right="0.254cm" fo:wrap-option="wrap"/>
    </style:style>
    <style:style style:name="Mpr7" style:family="presentation" style:parent-style-name="Default_20_1-outline1">
      <style:graphic-properties draw:stroke="none" draw:fill="none" draw:textarea-vertical-align="top" draw:auto-grow-height="false" fo:min-height="12.573cm" fo:padding-top="0.254cm" fo:padding-bottom="0.254cm" fo:padding-left="0.254cm" fo:padding-right="0.254cm" fo:wrap-option="wrap"/>
    </style:style>
    <style:style style:name="Mpr8" style:family="presentation" style:parent-style-name="Default_20_1-backgroundobjects">
      <style:graphic-properties draw:stroke="none" draw:fill="none" draw:fill-color="#ffffff" draw:textarea-vertical-align="middle" draw:auto-grow-height="false" fo:min-height="12.573cm" fo:padding-top="0.254cm" fo:padding-bottom="0.254cm" fo:padding-left="0.254cm" fo:padding-right="0.254cm" fo:wrap-option="wrap"/>
    </style:style>
    <style:style style:name="Mpr9" style:family="presentation" style:parent-style-name="Default_20_1-backgroundobjects">
      <style:graphic-properties draw:stroke="none" draw:fill="none" draw:fill-color="#ffffff" draw:auto-grow-height="false" fo:min-height="1.27cm"/>
    </style:style>
    <style:style style:name="Mpr10" style:family="presentation" style:parent-style-name="Default_20_1-backgroundobjects">
      <style:graphic-properties draw:stroke="none" draw:fill="none" draw:fill-color="#ffffff" draw:textarea-vertical-align="bottom" draw:auto-grow-height="false" fo:min-height="1.27cm"/>
    </style:style>
    <style:style style:name="Mpr11" style:family="presentation" style:parent-style-name="Default_20_2-title">
      <style:graphic-properties draw:stroke="none" draw:fill="none" draw:textarea-vertical-align="middle" draw:auto-grow-height="false" fo:min-height="3.181cm" fo:padding-top="0.254cm" fo:padding-bottom="0.254cm" fo:padding-left="0.254cm" fo:padding-right="0.254cm" fo:wrap-option="wrap"/>
    </style:style>
    <style:style style:name="Mpr12" style:family="presentation" style:parent-style-name="Default_20_2-backgroundobjects">
      <style:graphic-properties draw:stroke="none" draw:fill="none" draw:fill-color="#ffffff" draw:textarea-vertical-align="middle" draw:auto-grow-height="false" fo:min-height="12.573cm" fo:padding-top="0.254cm" fo:padding-bottom="0.254cm" fo:padding-left="0.254cm" fo:padding-right="0.254cm" fo:wrap-option="wrap"/>
    </style:style>
    <style:style style:name="Mpr13" style:family="presentation" style:parent-style-name="Default_20_2-outline1">
      <style:graphic-properties draw:stroke="none" draw:fill="none" draw:textarea-vertical-align="top" draw:auto-grow-height="false" fo:min-height="12.573cm" fo:padding-top="0.254cm" fo:padding-bottom="0.254cm" fo:padding-left="0.254cm" fo:padding-right="0.254cm" fo:wrap-option="wrap"/>
    </style:style>
    <style:style style:name="Mpr14" style:family="presentation" style:parent-style-name="Default_20_2-backgroundobjects">
      <style:graphic-properties draw:stroke="none" draw:fill="none" draw:fill-color="#ffffff" draw:auto-grow-height="false" fo:min-height="1.27cm"/>
    </style:style>
    <style:style style:name="Mpr15" style:family="presentation" style:parent-style-name="Default_20_2-backgroundobjects">
      <style:graphic-properties draw:stroke="none" draw:fill="none" draw:fill-color="#ffffff" draw:textarea-vertical-align="bottom" draw:auto-grow-height="false" fo:min-height="1.27cm"/>
    </style:style>
    <style:style style:name="Mpr16" style:family="presentation" style:parent-style-name="Default_20_3-title">
      <style:graphic-properties draw:stroke="none" draw:fill="none" draw:textarea-vertical-align="middle" draw:auto-grow-height="false" fo:min-height="3.181cm" fo:padding-top="0.254cm" fo:padding-bottom="0.254cm" fo:padding-left="0.254cm" fo:padding-right="0.254cm" fo:wrap-option="wrap"/>
    </style:style>
    <style:style style:name="Mpr17" style:family="presentation" style:parent-style-name="Default_20_3-outline1">
      <style:graphic-properties draw:stroke="none" draw:fill="none" draw:textarea-vertical-align="top" draw:auto-grow-height="false" fo:min-height="12.573cm" fo:padding-top="0.254cm" fo:padding-bottom="0.254cm" fo:padding-left="0.254cm" fo:padding-right="0.254cm" fo:wrap-option="wrap"/>
    </style:style>
    <style:style style:name="Mpr18" style:family="presentation" style:parent-style-name="Default_20_3-backgroundobjects">
      <style:graphic-properties draw:stroke="none" draw:fill="none" draw:fill-color="#ffffff" draw:textarea-vertical-align="top" draw:auto-grow-height="false" fo:min-height="12.573cm" fo:padding-top="0.254cm" fo:padding-bottom="0.254cm" fo:padding-left="0.254cm" fo:padding-right="0.254cm" fo:wrap-option="wrap"/>
    </style:style>
    <style:style style:name="Mpr19" style:family="presentation" style:parent-style-name="Default_20_3-backgroundobjects">
      <style:graphic-properties draw:stroke="none" draw:fill="none" draw:fill-color="#ffffff" draw:auto-grow-height="false" fo:min-height="1.27cm"/>
    </style:style>
    <style:style style:name="Mpr20" style:family="presentation" style:parent-style-name="Default_20_3-backgroundobjects">
      <style:graphic-properties draw:stroke="none" draw:fill="none" draw:fill-color="#ffffff" draw:textarea-vertical-align="bottom" draw:auto-grow-height="false" fo:min-height="1.27cm"/>
    </style:style>
    <style:style style:name="Mpr21" style:family="presentation" style:parent-style-name="Title4-backgroundobjects" style:list-style-name="ML6">
      <style:graphic-properties draw:stroke="none" draw:fill="none" draw:fill-color="#ffffff" draw:auto-grow-height="false" draw:auto-grow-width="false" fo:min-height="1.514cm" fo:min-width="0cm" fo:wrap-option="wrap"/>
    </style:style>
    <style:style style:name="Mpr22" style:family="presentation" style:parent-style-name="Title4-backgroundobjects" style:list-style-name="ML6">
      <style:graphic-properties draw:stroke="none" draw:fill="none" draw:fill-color="#ffffff" draw:auto-grow-height="false" draw:auto-grow-width="false" fo:min-height="1.514cm" fo:min-width="0cm" fo:wrap-option="wrap"/>
    </style:style>
    <style:style style:name="Mpr23" style:family="presentation" style:parent-style-name="Title4-backgroundobjects" style:list-style-name="ML6">
      <style:graphic-properties draw:stroke="none" draw:fill="none" draw:fill-color="#ffffff" draw:auto-grow-height="false" draw:auto-grow-width="false" fo:min-height="1.514cm" fo:min-width="0cm" fo:wrap-option="wrap"/>
    </style:style>
    <style:style style:name="Mpr24" style:family="presentation" style:parent-style-name="Title4-backgroundobjects" style:list-style-name="ML6">
      <style:graphic-properties draw:stroke="none" draw:fill="none" draw:fill-color="#ffffff" draw:textarea-horizontal-align="justify" draw:textarea-vertical-align="top" draw:auto-grow-height="false" draw:auto-grow-width="false" fo:min-height="1.378cm" fo:min-width="0cm" fo:padding-top="0cm" fo:padding-bottom="0cm" fo:padding-left="0cm" fo:padding-right="0cm" fo:wrap-option="wrap" draw:shadow-color="#808080"/>
    </style:style>
    <style:style style:name="Mpr25" style:family="presentation" style:parent-style-name="Title4-backgroundobjects" style:list-style-name="ML6">
      <style:graphic-properties draw:stroke="none" draw:fill="none" draw:fill-color="#ffffff" draw:textarea-horizontal-align="justify" draw:textarea-vertical-align="top" draw:auto-grow-height="false" draw:auto-grow-width="false" fo:min-height="1.378cm" fo:min-width="0cm" fo:padding-top="0cm" fo:padding-bottom="0cm" fo:padding-left="0cm" fo:padding-right="0cm" fo:wrap-option="wrap" draw:shadow-color="#808080"/>
    </style:style>
    <style:style style:name="Mpr26" style:family="presentation" style:parent-style-name="Title4-backgroundobjects" style:list-style-name="ML6">
      <style:graphic-properties draw:stroke="none" draw:fill="none" draw:fill-color="#ffffff" draw:textarea-horizontal-align="justify" draw:textarea-vertical-align="bottom" draw:auto-grow-height="false" draw:auto-grow-width="false" fo:min-height="1.378cm" fo:min-width="0cm" fo:padding-top="0cm" fo:padding-bottom="0cm" fo:padding-left="0cm" fo:padding-right="0cm" fo:wrap-option="wrap" draw:shadow-color="#808080"/>
    </style:style>
    <style:style style:name="Mpr27" style:family="presentation" style:parent-style-name="Title4-backgroundobjects" style:list-style-name="ML6">
      <style:graphic-properties draw:stroke="none" draw:fill="none" draw:fill-color="#ffffff" draw:textarea-horizontal-align="justify" draw:textarea-vertical-align="bottom" draw:auto-grow-height="false" draw:auto-grow-width="false" fo:min-height="1.378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left="0cm" fo:margin-right="0cm" fo:margin-top="0cm" fo:margin-bottom="0cm" fo:line-height="100%" fo:text-align="start" fo:text-indent="0cm"/>
    </style:style>
    <style:style style:name="MP5" style:family="paragraph">
      <style:paragraph-properties fo:text-align="start" style:font-independent-line-spacing="true"/>
      <style:text-properties fo:font-size="18pt"/>
    </style:style>
    <style:style style:name="MP6" style:family="paragraph">
      <style:paragraph-properties fo:margin-left="0cm" fo:margin-right="0cm" fo:margin-top="0cm" fo:margin-bottom="0.494cm" fo:line-height="100%" fo:text-align="start" fo:text-indent="0cm"/>
    </style:style>
    <style:style style:name="MP7" style:family="paragraph">
      <style:paragraph-properties fo:text-align="start" style:font-independent-line-spacing="true"/>
      <style:text-properties fo:font-size="18pt" style:font-size-asian="14pt" style:font-size-complex="14pt"/>
    </style:style>
    <style:style style:name="MP8" style:family="paragraph">
      <style:paragraph-properties fo:margin-left="0cm" fo:margin-right="0cm" fo:margin-top="0cm" fo:margin-bottom="0.564cm" fo:line-height="100%" fo:text-align="start" fo:text-indent="0cm"/>
    </style:style>
    <style:style style:name="MP9" style:family="paragraph">
      <style:paragraph-properties fo:text-align="center" style:writing-mode="lr-tb"/>
    </style:style>
    <style:style style:name="MP10" style:family="paragraph">
      <style:paragraph-properties fo:margin-left="0cm" fo:margin-right="0cm" fo:line-height="93%" fo:text-indent="0cm" style:line-break="strict" style:writing-mode="lr-tb"/>
    </style:style>
    <style:style style:name="MP11" style:family="paragraph">
      <style:paragraph-properties fo:margin-left="0cm" fo:margin-right="0cm" fo:line-height="93%" fo:text-indent="0cm" style:line-break="strict" style:writing-mode="lr-tb" style:font-independent-line-spacing="true"/>
    </style:style>
    <style:style style:name="MP12" style:family="paragraph">
      <style:paragraph-properties fo:margin-left="0cm" fo:margin-right="0cm" fo:line-height="93%" fo:text-align="center" fo:text-indent="0cm" style:line-break="strict" style:writing-mode="lr-tb"/>
    </style:style>
    <style:style style:name="MP13" style:family="paragraph">
      <style:paragraph-properties fo:margin-left="0cm" fo:margin-right="0cm" fo:line-height="93%" fo:text-align="center" fo:text-indent="0cm" style:line-break="strict" style:writing-mode="lr-tb" style:font-independent-line-spacing="true"/>
    </style:style>
    <style:style style:name="MP14" style:family="paragraph">
      <style:paragraph-properties fo:margin-left="0cm" fo:margin-right="0cm" fo:line-height="93%" fo:text-align="end" fo:text-indent="0cm" style:line-break="strict" style:writing-mode="lr-tb"/>
    </style:style>
    <style:style style:name="MP15" style:family="paragraph">
      <style:paragraph-properties fo:margin-left="0cm" fo:margin-right="0cm" fo:line-height="93%" fo:text-align="end" fo:text-indent="0cm" style:line-break="strict" style:writing-mode="lr-tb" style:font-independent-line-spacing="true"/>
    </style:style>
    <style:style style:name="MP16" style:family="paragraph">
      <style:paragraph-properties fo:text-align="center"/>
    </style:style>
    <style:style style:name="MP17" style:family="paragraph">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fo:color="#ffffff" style:text-line-through-style="none" fo:font-family="Arial" fo:font-size="41pt" fo:letter-spacing="normal" fo:font-style="normal" style:text-underline-style="none" fo:font-weight="normal" style:font-family-asian="Arial" style:font-size-asian="41pt" style:font-style-asian="normal" style:font-weight-asian="normal" style:font-family-complex="Arial" style:font-size-complex="41pt" style:font-style-complex="normal" style:font-weight-complex="normal"/>
    </style:style>
    <style:style style:name="MT3" style:family="text">
      <style:text-properties fo:color="#ffffff" style:text-line-through-style="none" fo:font-family="Arial" fo:font-size="32pt" fo:letter-spacing="normal" fo:font-style="normal" style:text-underline-style="none" fo:font-weight="normal" style:font-family-asian="Arial" style:font-size-asian="32pt" style:font-style-asian="normal" style:font-weight-asian="normal" style:font-family-complex="Arial" style:font-size-complex="32pt" style:font-style-complex="normal" style:font-weight-complex="normal"/>
    </style:style>
    <style:style style:name="MT4" style:family="text">
      <style:text-properties fo:color="#333333" style:text-line-through-style="none" fo:font-family="Arial" fo:font-size="32pt" fo:letter-spacing="normal" fo:font-style="normal" style:text-underline-style="none" fo:font-weight="normal" style:font-family-asian="Arial" style:font-size-asian="32pt" style:font-style-asian="normal" style:font-weight-asian="normal" style:font-family-complex="Arial" style:font-size-complex="32pt" style:font-style-complex="normal" style:font-weight-complex="normal"/>
    </style:style>
    <style:style style:name="MT5" style:family="text">
      <style:text-properties fo:color="#333333" style:text-line-through-style="none" fo:font-family="Arial" fo:font-size="24pt" fo:letter-spacing="normal" fo:font-style="normal" style:text-underline-style="none" fo:font-weight="normal" style:font-family-asian="Arial" style:font-size-asian="24pt" style:font-style-asian="normal" style:font-weight-asian="normal" style:font-family-complex="Arial" style:font-size-complex="24pt" style:font-style-complex="normal" style:font-weight-complex="normal"/>
    </style:style>
    <style:style style:name="MT6" style:family="text">
      <style:text-properties fo:color="#ffffff" style:text-line-through-style="none" fo:font-family="Arial" fo:font-size="51pt" fo:letter-spacing="normal" fo:font-style="normal" style:text-underline-style="none" fo:font-weight="normal" style:font-family-asian="Arial" style:font-size-asian="51pt" style:font-style-asian="normal" style:font-weight-asian="normal" style:font-family-complex="Arial" style:font-size-complex="51pt" style:font-style-complex="normal" style:font-weight-complex="normal"/>
    </style:style>
    <style:style style:name="MT7" style:family="text">
      <style:text-properties fo:color="#000000" style:text-line-through-style="none" fo:font-family="Arial" fo:font-size="37pt" fo:letter-spacing="normal" fo:font-style="normal" style:text-underline-style="none" fo:font-weight="normal" style:font-family-asian="Arial" style:font-size-asian="37pt" style:font-style-asian="normal" style:font-weight-asian="normal" style:font-family-complex="Arial" style:font-size-complex="37pt" style:font-style-complex="normal" style:font-weight-complex="normal"/>
    </style:style>
    <style:style style:name="MT8" style:family="text">
      <style:text-properties fo:color="#000000" fo:font-family="'Times New Roman'" style:font-family-generic="roman" style:font-pitch="variable" fo:font-size="14pt" fo:language="en" fo:country="US" style:font-family-asian="'DejaVu Sans'" style:font-pitch-asian="variable" style:font-size-asian="14pt" style:font-family-complex="'DejaVu Sans'" style:font-pitch-complex="variable"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custom-shape draw:name="Shape 23" draw:style-name="Mgr3" draw:text-style-name="MP3" draw:layer="backgroundobjects" svg:width="25.395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0" presentation:style-name="Mpr1" draw:text-style-name="MP5" draw:layer="backgroundobjects" svg:width="23.883cm" svg:height="11.476cm" svg:x="0.46cm" svg:y="1.84cm" presentation:class="title" presentation:user-transformed="true">
        <draw:text-box>
          <text:p text:style-name="MP4"><text:span text:style-name="MT2">Click to edit the title text format</text:span></text:p>
        </draw:text-box>
      </draw:frame>
      <draw:frame draw:name="Shape 32" presentation:style-name="Mpr2" draw:text-style-name="MP5" draw:layer="backgroundobjects" svg:width="22.839cm" svg:height="12.568cm" svg:x="1.268cm" svg:y="4.456cm" presentation:class="outline" presentation:user-transformed="true">
        <draw:text-box>
          <text:p text:style-name="MP6"><text:span text:style-name="MT3">Click to edit the outline text format</text:span></text:p>
          <text:list text:style-name="ML4">
            <text:list-item>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
                                    <text:list-item>
                                      <text:p text:style-name="MP6"><text:span text:style-name="MT3">Seventh Outline Level</text:span></text:p>
                                      <text:list>
                                        <text:list-item>
                                          <text:p text:style-name="MP6"><text:span text:style-name="MT3">Eighth Outline Level</text:span></text:p>
                                          <text:list>
                                            <text:list-item>
                                              <text:p text:style-name="MP6"><text:span text:style-name="MT3">Ninth Outline Level</text:span></text:p>
                                            </text:list-item>
                                          </text:list>
                                        </text:list-item>
                                      </text:list>
                                    </text:list-item>
                                  </text:list>
                                </text:list-item>
                              </text:list>
                            </text:list-item>
                          </text:list>
                        </text:list-item>
                      </text:list>
                    </text:list-item>
                  </text:list>
                </text:list-item>
              </text:list>
            </text:list-item>
          </text:list>
        </draw:text-box>
      </draw:frame>
      <draw:frame draw:name="Shape 33" presentation:style-name="Mpr3" draw:text-style-name="MP7" draw:layer="backgroundobjects" svg:width="5.899cm" svg:height="1.295cm" svg:x="1.268cm" svg:y="17.354cm" presentation:class="date-time" presentation:user-transformed="true">
        <draw:text-box>
          <text:p/>
        </draw:text-box>
      </draw:frame>
      <draw:frame draw:name="Shape 34" presentation:style-name="Mpr3" draw:text-style-name="MP7" draw:layer="backgroundobjects" svg:width="8.035cm" svg:height="1.295cm" svg:x="8.684cm" svg:y="17.354cm" presentation:class="footer" presentation:user-transformed="true">
        <draw:text-box>
          <text:p/>
        </draw:text-box>
      </draw:frame>
      <draw:frame draw:name="Shape 35" presentation:style-name="Mpr3" draw:text-style-name="MP7" draw:layer="backgroundobjects" svg:width="5.899cm" svg:height="1.295cm" svg:x="18.208cm" svg:y="17.354cm" presentation:class="page-number" presentation:user-transformed="true">
        <draw:text-box>
          <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draw:custom-shape draw:name="Shape 37" draw:style-name="Mgr4" draw:text-style-name="MP3" draw:layer="backgroundobjects" svg:width="25.395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 draw:style-name="Mgr5" draw:text-style-name="MP5" draw:layer="backgroundobjects" svg:width="24.279cm" svg:height="0.875cm" svg:x="0.56cm" svg:y="18.1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44">
        <draw:custom-shape draw:name="Shape 45" draw:style-name="Mgr6" draw:text-style-name="MP5" draw:layer="layout" svg:width="2.081cm" svg:height="1.055cm" svg:x="22.624cm" svg:y="16.699cm">
          <text:p/>
          <draw:enhanced-geometry draw:mirror-horizontal="false" draw:mirror-vertical="false" svg:viewBox="0 0 0 0" draw:type="ooxml-non-primitive" draw:enhanced-path="M 94946 15782 C 93782 15706 92678 16349 91843 17560 90998 18785 90500 20425 90460 22202 90381 25895 92261 29005 94648 29128 95812 29189 96916 28561 97761 27335 98606 26125 99094 24470 99134 22693 99213 19000 97333 15905 94946 15782 Z M 95652 23076 C 94588 23076 93733 22202 93733 21114 93733 20011 94588 19123 95652 19123 96717 19123 97582 20011 97582 21114 97582 22202 96717 23076 95652 23076 Z M 105181 31626 C 105459 31334 105668 31089 105758 31043 L 105847 30814 C 105608 28500 103371 17284 101680 14587 101212 13852 100844 13131 100088 12442 93962 6957 79430 3632 78754 3478 L 78635 3524 78595 3693 C 78595 3693 78535 8336 78525 8857 77043 8075 66262 2712 56146 2176 47573 1716 35080 0 18530 15675 L 18043 16150 C 10255 23627 4884 32851 2069 43577 1194 46948 0 54563 1184 61719 1681 64845 2626 67986 3899 70805 6774 77164 11598 81393 16799 82113 24130 83109 29680 78037 31659 68537 33022 61979 31659 52357 26457 47454 22220 43455 17665 44374 15019 47055 12732 49400 11429 53031 11458 57030 11508 64124 15467 67878 18321 67894 19147 67894 19982 67679 20917 67204 21245 67051 21564 66852 21912 66530 L 22021 66423 22091 66362 22061 66377 C 22707 65703 23105 64584 23105 63404 23105 63067 23075 62745 23016 62408 22678 60616 21524 59528 20330 59865 L 20171 59926 19952 60033 19634 60202 C 18978 60447 18490 60462 18381 60478 18053 60447 16412 59681 16412 56923 L 16412 56877 C 16412 55866 16680 55146 16819 54762 17337 53521 18729 52311 20619 52571 23095 52893 24876 54854 26059 58547 27163 61979 26875 66208 25323 69288 23782 72353 21037 73655 17396 73057 13716 72429 10603 69166 8862 64094 7162 59129 7072 53246 8624 48741 12344 37908 19376 38015 23235 39042 28944 40574 35429 48679 37736 58041 38104 59528 38293 60723 38462 61795 L 38711 63420 45156 68261 45235 68353 45395 68338 45424 68047 C 45385 67832 45285 67618 45136 64845 45017 62378 44768 55636 46976 52280 47831 50978 49134 49813 50169 49430 54396 47852 59349 48940 64034 57291 66451 61612 67634 63573 68231 64462 L 68440 64737 68678 65028 C 68877 65182 76735 70759 76735 70759 L 76894 70713 76904 70453 C 76844 70361 71921 60539 72796 52464 73482 46029 76814 46611 81410 47408 82911 47668 84622 47975 86393 48036 91336 48082 96657 46688 99939 44466 102058 43056 103410 42106 104266 40911 104564 40528 104723 39884 104892 39210 L 105012 38766 C 105141 38214 105350 37050 105439 36406 105469 36130 105489 35839 105360 35671 L 104912 35809 C 103470 37142 99870 39670 96498 39777 92320 39915 83906 33296 83021 32606 L 82941 32453 C 82732 31672 81469 27075 81201 26094 87258 32254 92291 35655 96130 36176 100417 36759 103758 33158 105181 31626 L 105181 31626 Z M 88571 22202 C 88630 19643 89327 17269 90540 15522 91753 13775 93335 12871 94996 12963 98417 13147 101113 17606 100993 22877 100934 25420 100238 27795 99024 29542 97811 31289 96229 32193 94558 32101 91137 31917 88451 27473 88571 22202 Z N"/>
        </draw:custom-shape>
        <draw:custom-shape draw:name="Shape 46" draw:style-name="Mgr6" draw:text-style-name="MP5" draw:layer="layout" svg:width="0.281cm" svg:height="0.324cm" svg:x="23.394cm" svg:y="17.684cm">
          <text:p/>
          <draw:enhanced-geometry draw:mirror-horizontal="false" draw:mirror-vertical="false" svg:viewBox="0 0 0 0" draw:type="ooxml-non-primitive" draw:enhanced-path="M 4267 0 C 1542 0 40 3555 40 6022 L 40 9178 C 40 12794 1960 15047 3740 15047 L 9986 15047 C 10782 15047 10941 15828 10941 16502 L 10941 18540 C 10941 18755 10911 20716 9986 20716 L 1463 20716 C 617 20716 0 21620 0 22861 L 0 23428 C 0 24669 617 25573 1463 25573 L 10454 25573 C 12801 25573 14323 23045 14323 19153 L 14323 15736 C 14323 12074 12612 10435 10911 10435 L 4765 10435 C 3840 10435 3422 9378 3422 8611 L 3422 6727 C 3422 5547 3929 4857 4824 4857 L 11637 4857 C 12473 4857 13100 3938 13100 2712 L 13100 2161 C 13100 935 12463 0 11608 0 L 4267 0 Z N"/>
        </draw:custom-shape>
        <draw:custom-shape draw:name="Shape 47" draw:style-name="Mgr6" draw:text-style-name="MP5" draw:layer="layout" svg:width="0.285cm" svg:height="0.326cm" svg:x="23.732cm" svg:y="17.684cm">
          <text:p/>
          <draw:enhanced-geometry draw:mirror-horizontal="false" draw:mirror-vertical="false" svg:viewBox="0 0 0 0" draw:type="ooxml-non-primitive" draw:enhanced-path="M 12622 0 C 11806 0 11160 1011 11160 2253 L 11160 18387 C 11160 19674 10473 20716 9648 20716 L 4894 20716 C 4068 20716 3382 19674 3382 18387 L 3382 2253 C 3382 1011 2725 0 1920 0 L 1462 0 C 647 0 0 996 0 2253 L 0 19000 C 0 22892 1989 25727 4735 25727 L 9817 25727 C 12552 25727 14541 22892 14541 19000 L 14541 2253 C 14541 996 13895 0 13079 0 L 12622 0 Z N"/>
        </draw:custom-shape>
        <draw:custom-shape draw:name="Shape 48" draw:style-name="Mgr6" draw:text-style-name="MP5" draw:layer="layout" svg:width="0.281cm" svg:height="0.324cm" svg:x="24.075cm" svg:y="17.684cm">
          <text:p/>
          <draw:enhanced-geometry draw:mirror-horizontal="false" draw:mirror-vertical="false" svg:viewBox="0 0 0 0" draw:type="ooxml-non-primitive" draw:enhanced-path="M 4278 0 C 1542 0 41 3555 41 6022 L 41 9178 C 41 12794 1960 15047 3740 15047 L 9997 15047 C 10782 15047 10951 15828 10951 16502 L 10951 18540 C 10951 18755 10922 20716 9997 20716 L 1463 20716 C 617 20716 1 21620 1 22861 L 1 23428 C 1 24669 617 25573 1463 25573 L 10454 25573 C 12811 25573 14333 23045 14333 19153 L 14333 15736 C 14333 12074 12612 10435 10922 10435 L 4765 10435 C 3840 10435 3422 9378 3422 8611 L 3422 6727 C 3422 5547 3929 4857 4835 4857 L 11648 4857 C 12483 4857 13110 3938 13110 2712 L 13110 2161 C 13110 935 12463 0 11608 0 L 4278 0 Z N"/>
        </draw:custom-shape>
        <draw:custom-shape draw:name="Shape 49" draw:style-name="Mgr6" draw:text-style-name="MP5" draw:layer="layout" svg:width="0.272cm" svg:height="0.324cm" svg:x="24.414cm" svg:y="17.684cm">
          <text:p/>
          <draw:enhanced-geometry draw:mirror-horizontal="false" draw:mirror-vertical="false" svg:viewBox="0 0 0 0" draw:type="ooxml-non-primitive" draw:enhanced-path="M 1423 0 C 607 0 0 935 0 2161 L 0 23428 C 0 24654 597 25573 1383 25573 L 12393 25573 C 13239 25573 13855 24669 13855 23428 L 13855 22861 C 13855 21620 13239 20716 12393 20716 12393 20716 3780 20716 3382 20716 3382 20164 3382 15844 3382 15292 3780 15292 9986 15292 9986 15292 10832 15292 11448 14388 11448 13147 L 11448 12580 C 11448 11339 10832 10435 9986 10435 9986 10435 3780 10435 3382 10435 3382 9883 3382 5424 3382 4857 3780 4857 11936 4857 11936 4857 12781 4857 13398 3969 13398 2712 L 13398 2145 C 13398 904 12781 0 11936 0 L 1423 0 1423 0 Z N"/>
        </draw:custom-shape>
        <draw:custom-shape draw:name="Shape 50" draw:style-name="Mgr6" draw:text-style-name="MP5" draw:layer="layout" svg:width="0.16cm" svg:height="0.195cm" svg:x="22.553cm" svg:y="17.812cm">
          <text:p/>
          <draw:enhanced-geometry draw:mirror-horizontal="false" draw:mirror-vertical="false" svg:viewBox="0 0 0 0" draw:type="ooxml-non-primitive" draw:enhanced-path="M 2497 0 C 1125 0 1 1640 1 3693 L 1 11707 C 1 13775 1085 15461 2418 15461 L 5780 15461 C 7112 15461 8207 13775 8207 11707 L 8207 3693 C 8207 1655 7083 0 5700 0 L 2497 0 Z M 1771 11385 L 1771 4061 C 1771 3203 2229 2498 2786 2498 L 5412 2498 C 5959 2498 6426 3218 6426 4061 L 6426 11385 C 6426 12258 5969 12948 5412 12948 L 2766 12948 C 2209 12948 1771 12274 1771 11385 Z N"/>
        </draw:custom-shape>
        <draw:custom-shape draw:name="Shape 51" draw:style-name="Mgr6" draw:text-style-name="MP5" draw:layer="layout" svg:width="0.161cm" svg:height="0.285cm" svg:x="22.763cm" svg:y="17.811cm">
          <text:p/>
          <draw:enhanced-geometry draw:mirror-horizontal="false" draw:mirror-vertical="false" svg:viewBox="0 0 0 0" draw:type="ooxml-non-primitive" draw:enhanced-path="M 5142 0 C 4177 0 3441 521 2855 966 2497 1226 2188 1456 1940 1456 1840 1456 1741 1379 1691 1257 L 1472 598 C 1412 429 1184 92 915 92 L 577 92 C 259 92 0 521 0 1073 L 0 21421 C 0 22049 328 22555 746 22555 L 1035 22555 C 1442 22555 1771 22049 1771 21421 L 1771 14664 C 1771 14465 1860 14250 1940 14250 2188 14250 2497 14465 2855 14725 3441 15139 4177 15645 5142 15645 L 5451 15645 C 7171 15645 8245 14128 8245 11707 L 8245 3938 C 8245 1533 7151 0 5451 0 L 5142 0 5142 0 Z M 1771 11324 L 1771 4321 C 1771 3356 2268 2590 2894 2590 L 5351 2590 C 5978 2590 6475 3356 6475 4321 L 6475 11324 C 6475 12274 5968 13055 5351 13055 L 2894 13055 C 2278 13055 1771 12274 1771 11324 Z N"/>
        </draw:custom-shape>
        <draw:custom-shape draw:name="Shape 52" draw:style-name="Mgr6" draw:text-style-name="MP5" draw:layer="layout" svg:width="0.161cm" svg:height="0.196cm" svg:x="22.974cm" svg:y="17.812cm">
          <text:p/>
          <draw:enhanced-geometry draw:mirror-horizontal="false" draw:mirror-vertical="false" svg:viewBox="0 0 0 0" draw:type="ooxml-non-primitive" draw:enhanced-path="M 2497 16 C 1115 16 1 1656 1 3709 L 1 11661 C 1 13730 1085 15477 2368 15477 L 5839 15477 C 6277 15477 6585 15017 6585 14404 L 6585 14052 C 6585 13423 6277 12964 5839 12964 L 2985 12964 C 2189 12964 1771 12366 1771 11217 1771 11217 1771 9210 1771 8888 2000 8888 6914 8888 6914 8888 7749 8888 8236 8107 8236 6789 L 8236 3694 C 8236 1656 7112 1 5740 1 L 2497 1 2497 16 Z M 1771 4046 C 1771 3188 2209 2514 2766 2514 L 5471 2514 C 6028 2514 6466 3188 6466 4046 6466 4046 6466 6207 6466 6544 6237 6544 2000 6544 1771 6544 1771 6207 1771 4046 1771 4046 Z N"/>
        </draw:custom-shape>
        <draw:custom-shape draw:name="Shape 53" draw:style-name="Mgr6" draw:text-style-name="MP5" draw:layer="layout" svg:width="0.161cm" svg:height="0.197cm" svg:x="23.176cm" svg:y="17.811cm">
          <text:p/>
          <draw:enhanced-geometry draw:mirror-horizontal="false" draw:mirror-vertical="false" svg:viewBox="0 0 0 0" draw:type="ooxml-non-primitive" draw:enhanced-path="M 5143 0 C 4178 0 3442 521 2855 966 2487 1226 2179 1456 1920 1456 1811 1456 1761 1441 1671 1211 L 1473 629 C 1353 276 1154 92 886 92 L 597 92 C 259 92 1 506 1 1073 L 1 14419 C 1 15047 329 15553 746 15553 L 1035 15553 C 1443 15553 1781 15047 1781 14419 L 1781 4321 C 1781 3371 2278 2590 2895 2590 L 5352 2590 C 5968 2590 6475 3371 6475 4321 L 6475 14419 C 6475 15047 6794 15553 7211 15553 L 7500 15553 C 7908 15553 8246 15047 8246 14419 L 8246 3938 C 8246 1533 7152 0 5451 0 L 5143 0 Z N"/>
        </draw:custom-shape>
        <draw:custom-shape draw:name="Shape 54" draw:style-name="Mgr6" draw:text-style-name="MP5" draw:layer="layout" svg:width="0.052cm" svg:height="0.053cm" svg:x="24.708cm" svg:y="17.943cm">
          <text:p/>
          <draw:enhanced-geometry draw:mirror-horizontal="false" draw:mirror-vertical="false" svg:viewBox="0 0 0 0" draw:type="ooxml-non-primitive" draw:enhanced-path="M 1363 1 C 2119 1 2716 936 2716 2100 2716 3295 2119 4230 1363 4230 607 4230 1 3295 1 2100 1 936 607 1 1363 1 L 1363 1 Z M 1363 323 C 756 323 259 1119 259 2100 259 3111 756 3893 1363 3893 1980 3908 2467 3111 2467 2115 2467 1119 1980 323 1363 323 L 1363 323 Z M 1105 3341 L 856 3341 856 982 C 985 951 1114 920 1293 920 1522 920 1681 997 1771 1104 1860 1196 1910 1365 1910 1594 1910 1901 1771 2085 1612 2161 L 1612 2177 C 1741 2223 1831 2407 1870 2759 1900 3127 1940 3265 1960 3341 L 1711 3341 C 1671 3265 1632 3050 1602 2728 1572 2437 1473 2315 1274 2315 L 1105 2315 1105 3341 1105 3341 Z M 1105 2024 L 1284 2024 C 1482 2024 1652 1916 1652 1625 1652 1426 1552 1211 1284 1211 1204 1211 1144 1227 1105 1227 L 1105 2024 Z N"/>
        </draw:custom-shape>
      </draw:g>
      <draw:frame draw:name="Shape 56" presentation:style-name="Mpr6" draw:text-style-name="MP5" draw:layer="backgroundobjects" svg:width="22.859cm" svg:height="2.275cm" svg:x="1.268cm" svg:y="0.76cm" presentation:class="title" presentation:user-transformed="true">
        <draw:text-box>
          <text:p text:style-name="MP4"><text:span text:style-name="MT4">Click to edit the title text format</text:span></text:p>
        </draw:text-box>
      </draw:frame>
      <draw:frame draw:name="Shape 57" presentation:style-name="Mpr7" draw:text-style-name="MP5" draw:layer="backgroundobjects" svg:width="22.859cm" svg:height="5.996cm" svg:x="1.332cm" svg:y="8.981cm" presentation:class="outline" presentation:user-transformed="true">
        <draw:text-box>
          <text:p text:style-name="MP6"><text:span text:style-name="MT5">Click to edit the outline text format</text:span></text:p>
          <text:list text:style-name="ML4">
            <text:list-item>
              <text:list>
                <text:list-item>
                  <text:p text:style-name="MP6"><text:span text:style-name="MT5">Second Outline Level</text:span></text:p>
                  <text:list>
                    <text:list-item>
                      <text:p text:style-name="MP6"><text:span text:style-name="MT5">Third Outline Level</text:span></text:p>
                      <text:list>
                        <text:list-item>
                          <text:p text:style-name="MP6"><text:span text:style-name="MT5">Fourth Outline Level</text:span></text:p>
                          <text:list>
                            <text:list-item>
                              <text:p text:style-name="MP6"><text:span text:style-name="MT5">Fifth Outline Level</text:span></text:p>
                              <text:list>
                                <text:list-item>
                                  <text:p text:style-name="MP6"><text:span text:style-name="MT5">Sixth Outline Level</text:span></text:p>
                                  <text:list>
                                    <text:list-item>
                                      <text:p text:style-name="MP6"><text:span text:style-name="MT5">Seventh Outline Level</text:span></text:p>
                                      <text:list>
                                        <text:list-item>
                                          <text:p text:style-name="MP6"><text:span text:style-name="MT5">Eighth Outline Level</text:span></text:p>
                                          <text:list>
                                            <text:list-item>
                                              <text:p text:style-name="MP6"><text:span text:style-name="MT5">Ninth Outline Level</text:span></text:p>
                                            </text:list-item>
                                          </text:list>
                                        </text:list-item>
                                      </text:list>
                                    </text:list-item>
                                  </text:list>
                                </text:list-item>
                              </text:list>
                            </text:list-item>
                          </text:list>
                        </text:list-item>
                      </text:list>
                    </text:list-item>
                  </text:list>
                </text:list-item>
              </text:list>
            </text:list-item>
          </text:list>
        </draw:text-box>
      </draw:frame>
      <draw:frame draw:name="Shape 58" presentation:style-name="Mpr8" draw:text-style-name="MP7" draw:layer="backgroundobjects" svg:width="1.499cm" svg:height="0.859cm" svg:x="0.56cm" svg:y="18.178cm" presentation:class="page-number" presentation:user-transformed="true">
        <draw:text-box>
          <text:p/>
        </draw:text-box>
      </draw:frame>
      <draw:frame draw:name="Shape 59" presentation:style-name="Mpr8" draw:text-style-name="MP7" draw:layer="backgroundobjects" svg:width="5.899cm" svg:height="1.295cm" svg:x="19.48cm" svg:y="21.078cm" presentation:class="date-time" presentation:user-transformed="true">
        <draw:text-box>
          <text:p/>
        </draw:text-box>
      </draw:frame>
      <draw:frame draw:name="Shape 60" presentation:style-name="Mpr8" draw:text-style-name="MP7" draw:layer="backgroundobjects" svg:width="8.035cm" svg:height="1.295cm" svg:x="11.432cm" svg:y="21.078cm" presentation:class="footer" presentation:user-transformed="true">
        <draw:text-box>
          <text:p/>
        </draw:text-box>
      </draw:frame>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2">
      <draw:custom-shape draw:name="Shape 37" draw:style-name="Mgr4" draw:text-style-name="MP3" draw:layer="backgroundobjects" svg:width="25.395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 draw:style-name="Mgr5" draw:text-style-name="MP5" draw:layer="backgroundobjects" svg:width="24.279cm" svg:height="0.875cm" svg:x="0.56cm" svg:y="18.1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44">
        <draw:custom-shape draw:name="Shape 45" draw:style-name="Mgr6" draw:text-style-name="MP5" draw:layer="layout" svg:width="2.081cm" svg:height="1.055cm" svg:x="22.624cm" svg:y="16.699cm">
          <text:p/>
          <draw:enhanced-geometry draw:mirror-horizontal="false" draw:mirror-vertical="false" svg:viewBox="0 0 0 0" draw:type="ooxml-non-primitive" draw:enhanced-path="M 94946 15782 C 93782 15706 92678 16349 91843 17560 90998 18785 90500 20425 90460 22202 90381 25895 92261 29005 94648 29128 95812 29189 96916 28561 97761 27335 98606 26125 99094 24470 99134 22693 99213 19000 97333 15905 94946 15782 Z M 95652 23076 C 94588 23076 93733 22202 93733 21114 93733 20011 94588 19123 95652 19123 96717 19123 97582 20011 97582 21114 97582 22202 96717 23076 95652 23076 Z M 105181 31626 C 105459 31334 105668 31089 105758 31043 L 105847 30814 C 105608 28500 103371 17284 101680 14587 101212 13852 100844 13131 100088 12442 93962 6957 79430 3632 78754 3478 L 78635 3524 78595 3693 C 78595 3693 78535 8336 78525 8857 77043 8075 66262 2712 56146 2176 47573 1716 35080 0 18530 15675 L 18043 16150 C 10255 23627 4884 32851 2069 43577 1194 46948 0 54563 1184 61719 1681 64845 2626 67986 3899 70805 6774 77164 11598 81393 16799 82113 24130 83109 29680 78037 31659 68537 33022 61979 31659 52357 26457 47454 22220 43455 17665 44374 15019 47055 12732 49400 11429 53031 11458 57030 11508 64124 15467 67878 18321 67894 19147 67894 19982 67679 20917 67204 21245 67051 21564 66852 21912 66530 L 22021 66423 22091 66362 22061 66377 C 22707 65703 23105 64584 23105 63404 23105 63067 23075 62745 23016 62408 22678 60616 21524 59528 20330 59865 L 20171 59926 19952 60033 19634 60202 C 18978 60447 18490 60462 18381 60478 18053 60447 16412 59681 16412 56923 L 16412 56877 C 16412 55866 16680 55146 16819 54762 17337 53521 18729 52311 20619 52571 23095 52893 24876 54854 26059 58547 27163 61979 26875 66208 25323 69288 23782 72353 21037 73655 17396 73057 13716 72429 10603 69166 8862 64094 7162 59129 7072 53246 8624 48741 12344 37908 19376 38015 23235 39042 28944 40574 35429 48679 37736 58041 38104 59528 38293 60723 38462 61795 L 38711 63420 45156 68261 45235 68353 45395 68338 45424 68047 C 45385 67832 45285 67618 45136 64845 45017 62378 44768 55636 46976 52280 47831 50978 49134 49813 50169 49430 54396 47852 59349 48940 64034 57291 66451 61612 67634 63573 68231 64462 L 68440 64737 68678 65028 C 68877 65182 76735 70759 76735 70759 L 76894 70713 76904 70453 C 76844 70361 71921 60539 72796 52464 73482 46029 76814 46611 81410 47408 82911 47668 84622 47975 86393 48036 91336 48082 96657 46688 99939 44466 102058 43056 103410 42106 104266 40911 104564 40528 104723 39884 104892 39210 L 105012 38766 C 105141 38214 105350 37050 105439 36406 105469 36130 105489 35839 105360 35671 L 104912 35809 C 103470 37142 99870 39670 96498 39777 92320 39915 83906 33296 83021 32606 L 82941 32453 C 82732 31672 81469 27075 81201 26094 87258 32254 92291 35655 96130 36176 100417 36759 103758 33158 105181 31626 L 105181 31626 Z M 88571 22202 C 88630 19643 89327 17269 90540 15522 91753 13775 93335 12871 94996 12963 98417 13147 101113 17606 100993 22877 100934 25420 100238 27795 99024 29542 97811 31289 96229 32193 94558 32101 91137 31917 88451 27473 88571 22202 Z N"/>
        </draw:custom-shape>
        <draw:custom-shape draw:name="Shape 46" draw:style-name="Mgr6" draw:text-style-name="MP5" draw:layer="layout" svg:width="0.281cm" svg:height="0.324cm" svg:x="23.394cm" svg:y="17.684cm">
          <text:p/>
          <draw:enhanced-geometry draw:mirror-horizontal="false" draw:mirror-vertical="false" svg:viewBox="0 0 0 0" draw:type="ooxml-non-primitive" draw:enhanced-path="M 4267 0 C 1542 0 40 3555 40 6022 L 40 9178 C 40 12794 1960 15047 3740 15047 L 9986 15047 C 10782 15047 10941 15828 10941 16502 L 10941 18540 C 10941 18755 10911 20716 9986 20716 L 1463 20716 C 617 20716 0 21620 0 22861 L 0 23428 C 0 24669 617 25573 1463 25573 L 10454 25573 C 12801 25573 14323 23045 14323 19153 L 14323 15736 C 14323 12074 12612 10435 10911 10435 L 4765 10435 C 3840 10435 3422 9378 3422 8611 L 3422 6727 C 3422 5547 3929 4857 4824 4857 L 11637 4857 C 12473 4857 13100 3938 13100 2712 L 13100 2161 C 13100 935 12463 0 11608 0 L 4267 0 Z N"/>
        </draw:custom-shape>
        <draw:custom-shape draw:name="Shape 47" draw:style-name="Mgr6" draw:text-style-name="MP5" draw:layer="layout" svg:width="0.285cm" svg:height="0.326cm" svg:x="23.732cm" svg:y="17.684cm">
          <text:p/>
          <draw:enhanced-geometry draw:mirror-horizontal="false" draw:mirror-vertical="false" svg:viewBox="0 0 0 0" draw:type="ooxml-non-primitive" draw:enhanced-path="M 12622 0 C 11806 0 11160 1011 11160 2253 L 11160 18387 C 11160 19674 10473 20716 9648 20716 L 4894 20716 C 4068 20716 3382 19674 3382 18387 L 3382 2253 C 3382 1011 2725 0 1920 0 L 1462 0 C 647 0 0 996 0 2253 L 0 19000 C 0 22892 1989 25727 4735 25727 L 9817 25727 C 12552 25727 14541 22892 14541 19000 L 14541 2253 C 14541 996 13895 0 13079 0 L 12622 0 Z N"/>
        </draw:custom-shape>
        <draw:custom-shape draw:name="Shape 48" draw:style-name="Mgr6" draw:text-style-name="MP5" draw:layer="layout" svg:width="0.281cm" svg:height="0.324cm" svg:x="24.075cm" svg:y="17.684cm">
          <text:p/>
          <draw:enhanced-geometry draw:mirror-horizontal="false" draw:mirror-vertical="false" svg:viewBox="0 0 0 0" draw:type="ooxml-non-primitive" draw:enhanced-path="M 4278 0 C 1542 0 41 3555 41 6022 L 41 9178 C 41 12794 1960 15047 3740 15047 L 9997 15047 C 10782 15047 10951 15828 10951 16502 L 10951 18540 C 10951 18755 10922 20716 9997 20716 L 1463 20716 C 617 20716 1 21620 1 22861 L 1 23428 C 1 24669 617 25573 1463 25573 L 10454 25573 C 12811 25573 14333 23045 14333 19153 L 14333 15736 C 14333 12074 12612 10435 10922 10435 L 4765 10435 C 3840 10435 3422 9378 3422 8611 L 3422 6727 C 3422 5547 3929 4857 4835 4857 L 11648 4857 C 12483 4857 13110 3938 13110 2712 L 13110 2161 C 13110 935 12463 0 11608 0 L 4278 0 Z N"/>
        </draw:custom-shape>
        <draw:custom-shape draw:name="Shape 49" draw:style-name="Mgr6" draw:text-style-name="MP5" draw:layer="layout" svg:width="0.272cm" svg:height="0.324cm" svg:x="24.414cm" svg:y="17.684cm">
          <text:p/>
          <draw:enhanced-geometry draw:mirror-horizontal="false" draw:mirror-vertical="false" svg:viewBox="0 0 0 0" draw:type="ooxml-non-primitive" draw:enhanced-path="M 1423 0 C 607 0 0 935 0 2161 L 0 23428 C 0 24654 597 25573 1383 25573 L 12393 25573 C 13239 25573 13855 24669 13855 23428 L 13855 22861 C 13855 21620 13239 20716 12393 20716 12393 20716 3780 20716 3382 20716 3382 20164 3382 15844 3382 15292 3780 15292 9986 15292 9986 15292 10832 15292 11448 14388 11448 13147 L 11448 12580 C 11448 11339 10832 10435 9986 10435 9986 10435 3780 10435 3382 10435 3382 9883 3382 5424 3382 4857 3780 4857 11936 4857 11936 4857 12781 4857 13398 3969 13398 2712 L 13398 2145 C 13398 904 12781 0 11936 0 L 1423 0 1423 0 Z N"/>
        </draw:custom-shape>
        <draw:custom-shape draw:name="Shape 50" draw:style-name="Mgr6" draw:text-style-name="MP5" draw:layer="layout" svg:width="0.16cm" svg:height="0.195cm" svg:x="22.553cm" svg:y="17.812cm">
          <text:p/>
          <draw:enhanced-geometry draw:mirror-horizontal="false" draw:mirror-vertical="false" svg:viewBox="0 0 0 0" draw:type="ooxml-non-primitive" draw:enhanced-path="M 2497 0 C 1125 0 1 1640 1 3693 L 1 11707 C 1 13775 1085 15461 2418 15461 L 5780 15461 C 7112 15461 8207 13775 8207 11707 L 8207 3693 C 8207 1655 7083 0 5700 0 L 2497 0 Z M 1771 11385 L 1771 4061 C 1771 3203 2229 2498 2786 2498 L 5412 2498 C 5959 2498 6426 3218 6426 4061 L 6426 11385 C 6426 12258 5969 12948 5412 12948 L 2766 12948 C 2209 12948 1771 12274 1771 11385 Z N"/>
        </draw:custom-shape>
        <draw:custom-shape draw:name="Shape 51" draw:style-name="Mgr6" draw:text-style-name="MP5" draw:layer="layout" svg:width="0.161cm" svg:height="0.285cm" svg:x="22.763cm" svg:y="17.811cm">
          <text:p/>
          <draw:enhanced-geometry draw:mirror-horizontal="false" draw:mirror-vertical="false" svg:viewBox="0 0 0 0" draw:type="ooxml-non-primitive" draw:enhanced-path="M 5142 0 C 4177 0 3441 521 2855 966 2497 1226 2188 1456 1940 1456 1840 1456 1741 1379 1691 1257 L 1472 598 C 1412 429 1184 92 915 92 L 577 92 C 259 92 0 521 0 1073 L 0 21421 C 0 22049 328 22555 746 22555 L 1035 22555 C 1442 22555 1771 22049 1771 21421 L 1771 14664 C 1771 14465 1860 14250 1940 14250 2188 14250 2497 14465 2855 14725 3441 15139 4177 15645 5142 15645 L 5451 15645 C 7171 15645 8245 14128 8245 11707 L 8245 3938 C 8245 1533 7151 0 5451 0 L 5142 0 5142 0 Z M 1771 11324 L 1771 4321 C 1771 3356 2268 2590 2894 2590 L 5351 2590 C 5978 2590 6475 3356 6475 4321 L 6475 11324 C 6475 12274 5968 13055 5351 13055 L 2894 13055 C 2278 13055 1771 12274 1771 11324 Z N"/>
        </draw:custom-shape>
        <draw:custom-shape draw:name="Shape 52" draw:style-name="Mgr6" draw:text-style-name="MP5" draw:layer="layout" svg:width="0.161cm" svg:height="0.196cm" svg:x="22.974cm" svg:y="17.812cm">
          <text:p/>
          <draw:enhanced-geometry draw:mirror-horizontal="false" draw:mirror-vertical="false" svg:viewBox="0 0 0 0" draw:type="ooxml-non-primitive" draw:enhanced-path="M 2497 16 C 1115 16 1 1656 1 3709 L 1 11661 C 1 13730 1085 15477 2368 15477 L 5839 15477 C 6277 15477 6585 15017 6585 14404 L 6585 14052 C 6585 13423 6277 12964 5839 12964 L 2985 12964 C 2189 12964 1771 12366 1771 11217 1771 11217 1771 9210 1771 8888 2000 8888 6914 8888 6914 8888 7749 8888 8236 8107 8236 6789 L 8236 3694 C 8236 1656 7112 1 5740 1 L 2497 1 2497 16 Z M 1771 4046 C 1771 3188 2209 2514 2766 2514 L 5471 2514 C 6028 2514 6466 3188 6466 4046 6466 4046 6466 6207 6466 6544 6237 6544 2000 6544 1771 6544 1771 6207 1771 4046 1771 4046 Z N"/>
        </draw:custom-shape>
        <draw:custom-shape draw:name="Shape 53" draw:style-name="Mgr6" draw:text-style-name="MP5" draw:layer="layout" svg:width="0.161cm" svg:height="0.197cm" svg:x="23.176cm" svg:y="17.811cm">
          <text:p/>
          <draw:enhanced-geometry draw:mirror-horizontal="false" draw:mirror-vertical="false" svg:viewBox="0 0 0 0" draw:type="ooxml-non-primitive" draw:enhanced-path="M 5143 0 C 4178 0 3442 521 2855 966 2487 1226 2179 1456 1920 1456 1811 1456 1761 1441 1671 1211 L 1473 629 C 1353 276 1154 92 886 92 L 597 92 C 259 92 1 506 1 1073 L 1 14419 C 1 15047 329 15553 746 15553 L 1035 15553 C 1443 15553 1781 15047 1781 14419 L 1781 4321 C 1781 3371 2278 2590 2895 2590 L 5352 2590 C 5968 2590 6475 3371 6475 4321 L 6475 14419 C 6475 15047 6794 15553 7211 15553 L 7500 15553 C 7908 15553 8246 15047 8246 14419 L 8246 3938 C 8246 1533 7152 0 5451 0 L 5143 0 Z N"/>
        </draw:custom-shape>
        <draw:custom-shape draw:name="Shape 54" draw:style-name="Mgr6" draw:text-style-name="MP5" draw:layer="layout" svg:width="0.052cm" svg:height="0.053cm" svg:x="24.708cm" svg:y="17.943cm">
          <text:p/>
          <draw:enhanced-geometry draw:mirror-horizontal="false" draw:mirror-vertical="false" svg:viewBox="0 0 0 0" draw:type="ooxml-non-primitive" draw:enhanced-path="M 1363 1 C 2119 1 2716 936 2716 2100 2716 3295 2119 4230 1363 4230 607 4230 1 3295 1 2100 1 936 607 1 1363 1 L 1363 1 Z M 1363 323 C 756 323 259 1119 259 2100 259 3111 756 3893 1363 3893 1980 3908 2467 3111 2467 2115 2467 1119 1980 323 1363 323 L 1363 323 Z M 1105 3341 L 856 3341 856 982 C 985 951 1114 920 1293 920 1522 920 1681 997 1771 1104 1860 1196 1910 1365 1910 1594 1910 1901 1771 2085 1612 2161 L 1612 2177 C 1741 2223 1831 2407 1870 2759 1900 3127 1940 3265 1960 3341 L 1711 3341 C 1671 3265 1632 3050 1602 2728 1572 2437 1473 2315 1274 2315 L 1105 2315 1105 3341 1105 3341 Z M 1105 2024 L 1284 2024 C 1482 2024 1652 1916 1652 1625 1652 1426 1552 1211 1284 1211 1204 1211 1144 1227 1105 1227 L 1105 2024 Z N"/>
        </draw:custom-shape>
      </draw:g>
      <draw:frame draw:name="Shape 62" presentation:style-name="Mpr11" draw:text-style-name="MP5" draw:layer="backgroundobjects" svg:width="22.859cm" svg:height="4.027cm" svg:x="1.152cm" svg:y="6.157cm" presentation:class="title" presentation:user-transformed="true">
        <draw:text-box>
          <text:p text:style-name="MP4"><text:span text:style-name="MT4">Click to edit the title text format</text:span></text:p>
        </draw:text-box>
      </draw:frame>
      <draw:frame draw:name="Shape 63" presentation:style-name="Mpr12" draw:text-style-name="MP7" draw:layer="backgroundobjects" svg:width="1.499cm" svg:height="0.859cm" svg:x="0.56cm" svg:y="18.178cm" presentation:class="page-number" presentation:user-transformed="true">
        <draw:text-box>
          <text:p/>
        </draw:text-box>
      </draw:frame>
      <draw:frame draw:name="Shape 64" presentation:style-name="Mpr13" draw:text-style-name="MP5" draw:layer="backgroundobjects" svg:width="22.843cm" svg:height="12.568cm" svg:x="1.268cm" svg:y="3.552cm" presentation:class="outline" presentation:user-transformed="true">
        <draw:text-box>
          <text:p text:style-name="MP6"><text:span text:style-name="MT5">Click to edit the outline text format</text:span></text:p>
          <text:list text:style-name="ML4">
            <text:list-item>
              <text:list>
                <text:list-item>
                  <text:p text:style-name="MP6"><text:span text:style-name="MT5">Second Outline Level</text:span></text:p>
                  <text:list>
                    <text:list-item>
                      <text:p text:style-name="MP6"><text:span text:style-name="MT5">Third Outline Level</text:span></text:p>
                      <text:list>
                        <text:list-item>
                          <text:p text:style-name="MP6"><text:span text:style-name="MT5">Fourth Outline Level</text:span></text:p>
                          <text:list>
                            <text:list-item>
                              <text:p text:style-name="MP6"><text:span text:style-name="MT5">Fifth Outline Level</text:span></text:p>
                              <text:list>
                                <text:list-item>
                                  <text:p text:style-name="MP6"><text:span text:style-name="MT5">Sixth Outline Level</text:span></text:p>
                                  <text:list>
                                    <text:list-item>
                                      <text:p text:style-name="MP6"><text:span text:style-name="MT5">Seventh Outline Level</text:span></text:p>
                                      <text:list>
                                        <text:list-item>
                                          <text:p text:style-name="MP6"><text:span text:style-name="MT5">Eighth Outline Level</text:span></text:p>
                                          <text:list>
                                            <text:list-item>
                                              <text:p text:style-name="MP6"><text:span text:style-name="MT5">Ninth Outline Level</text:span></text:p>
                                            </text:list-item>
                                          </text:list>
                                        </text:list-item>
                                      </text:list>
                                    </text:list-item>
                                  </text:list>
                                </text:list-item>
                              </text:list>
                            </text:list-item>
                          </text:list>
                        </text:list-item>
                      </text:list>
                    </text:list-item>
                  </text:list>
                </text:list-item>
              </text:list>
            </text:list-item>
          </text:list>
        </draw:text-box>
      </draw:frame>
      <draw:frame draw:name="Shape 65" presentation:style-name="Mpr12" draw:text-style-name="MP7" draw:layer="backgroundobjects" svg:width="5.899cm" svg:height="1.295cm" svg:x="19.48cm" svg:y="21.078cm" presentation:class="date-time" presentation:user-transformed="true">
        <draw:text-box>
          <text:p/>
        </draw:text-box>
      </draw:frame>
      <draw:frame draw:name="Shape 66" presentation:style-name="Mpr12" draw:text-style-name="MP7" draw:layer="backgroundobjects" svg:width="8.035cm" svg:height="1.295cm" svg:x="11.432cm" svg:y="21.078cm" presentation:class="footer" presentation:user-transformed="true">
        <draw:text-box>
          <text:p/>
        </draw:text-box>
      </draw:frame>
      <presentation:notes style:page-layout-name="PM2">
        <draw:page-thumbnail presentation:style-name="Default_20_2-title" draw:layer="backgroundobjects" svg:width="12.699cm" svg:height="9.524cm" svg:x="3.175cm" svg:y="1.93cm" presentation:class="page"/>
        <draw:frame presentation:style-name="Default_20_2-notes" draw:layer="backgroundobjects" svg:width="15.239cm" svg:height="11.429cm" svg:x="1.905cm" svg:y="12.065cm" presentation:class="notes" presentation:placeholder="true">
          <draw:text-box/>
        </draw:frame>
        <draw:frame presentation:style-name="Mpr14" draw:text-style-name="MP1" draw:layer="backgroundobjects" svg:width="8.266cm" svg:height="1.269cm" svg:x="0cm" svg:y="0cm" presentation:class="header">
          <draw:text-box>
            <text:p text:style-name="MP1"><text:span text:style-name="MT1"><presentation:header/></text:span></text:p>
          </draw:text-box>
        </draw:frame>
        <draw:frame presentation:style-name="Mpr14" draw:text-style-name="MP2" draw:layer="backgroundobjects" svg:width="8.266cm" svg:height="1.269cm" svg:x="10.783cm" svg:y="0cm" presentation:class="date-time">
          <draw:text-box>
            <text:p text:style-name="MP2"><text:span text:style-name="MT1"><presentation:date-time/></text:span></text:p>
          </draw:text-box>
        </draw:frame>
        <draw:frame presentation:style-name="Mpr15" draw:text-style-name="MP1" draw:layer="backgroundobjects" svg:width="8.266cm" svg:height="1.269cm" svg:x="0cm" svg:y="24.13cm" presentation:class="footer">
          <draw:text-box>
            <text:p text:style-name="MP1"><text:span text:style-name="MT1"><presentation:footer/></text:span></text:p>
          </draw:text-box>
        </draw:frame>
        <draw:frame presentation:style-name="Mpr1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_20_3" style:display-name="Default 3" style:page-layout-name="PM1" draw:style-name="Mdp2">
      <draw:custom-shape draw:name="Shape 68" draw:style-name="Mgr7" draw:text-style-name="MP5" draw:layer="backgroundobjects" svg:width="28.531cm" svg:height="20.169cm" svg:x="-1.58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5" presentation:style-name="Mpr16" draw:text-style-name="MP5" draw:layer="backgroundobjects" svg:width="13.763cm" svg:height="4.599cm" svg:x="2.116cm" svg:y="14.642cm" presentation:class="title" presentation:user-transformed="true">
        <draw:text-box>
          <text:p text:style-name="MP4"><text:span text:style-name="MT6">Click to edit the title text format</text:span></text:p>
        </draw:text-box>
      </draw:frame>
      <draw:frame draw:name="Shape 76" presentation:style-name="Mpr17" draw:text-style-name="MP5" draw:layer="backgroundobjects" svg:width="13.459cm" svg:height="12.568cm" svg:x="3.704cm" svg:y="22.234cm" presentation:class="outline" presentation:user-transformed="true">
        <draw:text-box>
          <text:p text:style-name="MP8"><text:span text:style-name="MT7">Click to edit the outline text format</text:span></text:p>
          <text:list text:style-name="ML4">
            <text:list-item>
              <text:list>
                <text:list-item>
                  <text:p text:style-name="MP8"><text:span text:style-name="MT7">Second Outline Level</text:span></text:p>
                  <text:list>
                    <text:list-item>
                      <text:p text:style-name="MP8"><text:span text:style-name="MT7">Third Outline Level</text:span></text:p>
                      <text:list>
                        <text:list-item>
                          <text:p text:style-name="MP8"><text:span text:style-name="MT7">Fourth Outline Level</text:span></text:p>
                          <text:list>
                            <text:list-item>
                              <text:p text:style-name="MP8"><text:span text:style-name="MT7">Fifth Outline Level</text:span></text:p>
                              <text:list>
                                <text:list-item>
                                  <text:p text:style-name="MP8"><text:span text:style-name="MT7">Sixth Outline Level</text:span></text:p>
                                  <text:list>
                                    <text:list-item>
                                      <text:p text:style-name="MP8"><text:span text:style-name="MT7">Seventh Outline Level</text:span></text:p>
                                      <text:list>
                                        <text:list-item>
                                          <text:p text:style-name="MP8"><text:span text:style-name="MT7">Eighth Outline Level</text:span></text:p>
                                          <text:list>
                                            <text:list-item>
                                              <text:p text:style-name="MP8"><text:span text:style-name="MT7">Ninth Outline Level</text:span></text:p>
                                            </text:list-item>
                                          </text:list>
                                        </text:list-item>
                                      </text:list>
                                    </text:list-item>
                                  </text:list>
                                </text:list-item>
                              </text:list>
                            </text:list-item>
                          </text:list>
                        </text:list-item>
                      </text:list>
                    </text:list-item>
                  </text:list>
                </text:list-item>
              </text:list>
            </text:list-item>
          </text:list>
        </draw:text-box>
      </draw:frame>
      <draw:frame draw:name="Shape 77" presentation:style-name="Mpr18" draw:text-style-name="MP7" draw:layer="backgroundobjects" svg:width="6.247cm" svg:height="1.375cm" svg:x="1.344cm" svg:y="18.374cm" presentation:class="date-time" presentation:user-transformed="true">
        <draw:text-box>
          <text:p/>
        </draw:text-box>
      </draw:frame>
      <draw:frame draw:name="Shape 78" presentation:style-name="Mpr18" draw:text-style-name="MP7" draw:layer="backgroundobjects" svg:width="8.507cm" svg:height="1.375cm" svg:x="9.196cm" svg:y="18.374cm" presentation:class="footer" presentation:user-transformed="true">
        <draw:text-box>
          <text:p/>
        </draw:text-box>
      </draw:frame>
      <draw:frame draw:name="Shape 79" presentation:style-name="Mpr18" draw:text-style-name="MP7" draw:layer="backgroundobjects" svg:width="6.247cm" svg:height="1.375cm" svg:x="19.28cm" svg:y="18.374cm" presentation:class="page-number" presentation:user-transformed="true">
        <draw:text-box>
          <text:p/>
        </draw:text-box>
      </draw:frame>
      <presentation:notes style:page-layout-name="PM2">
        <draw:page-thumbnail presentation:style-name="Default_20_3-title" draw:layer="backgroundobjects" svg:width="12.699cm" svg:height="9.524cm" svg:x="3.175cm" svg:y="1.93cm" presentation:class="page"/>
        <draw:frame presentation:style-name="Default_20_3-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text:span text:style-name="MT1"><presentation:header/></text:span></text:p>
          </draw:text-box>
        </draw:frame>
        <draw:frame presentation:style-name="Mpr19" draw:text-style-name="MP2" draw:layer="backgroundobjects" svg:width="8.266cm" svg:height="1.269cm" svg:x="10.783cm" svg:y="0cm" presentation:class="date-time">
          <draw:text-box>
            <text:p text:style-name="MP2"><text:span text:style-name="MT1"><presentation:date-time/></text:span></text:p>
          </draw:text-box>
        </draw:frame>
        <draw:frame presentation:style-name="Mpr20" draw:text-style-name="MP1" draw:layer="backgroundobjects" svg:width="8.266cm" svg:height="1.269cm" svg:x="0cm" svg:y="24.13cm" presentation:class="footer">
          <draw:text-box>
            <text:p text:style-name="MP1"><text:span text:style-name="MT1"><presentation:footer/></text:span></text:p>
          </draw:text-box>
        </draw:frame>
        <draw:frame presentation:style-name="Mpr2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4" style:page-layout-name="PM1" draw:style-name="Mdp2">
      <draw:frame draw:style-name="Mgr8" draw:text-style-name="MP9" draw:layer="backgroundobjects" svg:width="28.534cm" svg:height="20.169cm" svg:x="-1.588cm" svg:y="0cm">
        <draw:image xlink:href="Pictures/1000020100000DB4000009B0052A0F08.png" xlink:type="simple" xlink:show="embed" xlink:actuate="onLoad">
          <text:p/>
        </draw:image>
      </draw:frame>
      <draw:frame presentation:style-name="Title4-title" draw:layer="backgroundobjects" svg:width="24.181cm" svg:height="3.798cm" svg:x="1.588cm" svg:y="5.929cm" presentation:class="title" presentation:placeholder="true">
        <draw:text-box/>
      </draw:frame>
      <draw:frame presentation:style-name="Title4-outline1" draw:layer="backgroundobjects" svg:width="13.457cm" svg:height="12.573cm" svg:x="3.702cm" svg:y="22.233cm" presentation:class="outline" presentation:placeholder="true">
        <draw:text-box/>
      </draw:frame>
      <draw:frame presentation:style-name="Mpr21" draw:text-style-name="MP11" draw:layer="backgroundobjects" svg:width="6.244cm" svg:height="1.373cm" svg:x="1.343cm" svg:y="18.373cm" presentation:class="date-time">
        <draw:text-box>
          <text:list text:style-name="ML6">
            <text:list-header>
              <text:p text:style-name="MP10"><text:span text:style-name="MT8"><presentation:date-time/></text:span></text:p>
            </text:list-header>
          </text:list>
        </draw:text-box>
      </draw:frame>
      <draw:frame presentation:style-name="Mpr22" draw:text-style-name="MP13" draw:layer="backgroundobjects" svg:width="8.504cm" svg:height="1.373cm" svg:x="9.195cm" svg:y="18.373cm" presentation:class="footer">
        <draw:text-box>
          <text:list text:style-name="ML6">
            <text:list-header>
              <text:p text:style-name="MP12"><text:span text:style-name="MT8"><presentation:footer/></text:span></text:p>
            </text:list-header>
          </text:list>
        </draw:text-box>
      </draw:frame>
      <draw:frame presentation:style-name="Mpr23" draw:text-style-name="MP15" draw:layer="backgroundobjects" svg:width="6.244cm" svg:height="1.373cm" svg:x="19.28cm" svg:y="18.373cm" presentation:class="page-number">
        <draw:text-box>
          <text:list text:style-name="ML6">
            <text:list-header>
              <text:p text:style-name="MP14"><text:span text:style-name="MT8"><text:page-number>&lt;number&gt;</text:page-number></text:span></text:p>
            </text:list-header>
          </text:list>
        </draw:text-box>
      </draw:frame>
      <presentation:notes style:page-layout-name="PM2">
        <draw:rect draw:style-name="Mgr9" draw:text-style-name="MP16" draw:layer="backgroundobjects" svg:width="19.05cm" svg:height="25.4cm" svg:x="0cm" svg:y="0cm">
          <text:p/>
        </draw:rect>
        <draw:custom-shape draw:style-name="Mgr10" draw:text-style-name="MP17" draw:layer="backgroundobjects" svg:width="19.05cm" svg:height="25.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7" draw:layer="backgroundobjects" svg:width="19.05cm" svg:height="25.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7" draw:layer="backgroundobjects" svg:width="19.05cm" svg:height="25.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7" draw:layer="backgroundobjects" svg:width="19.05cm" svg:height="25.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4-title" draw:layer="backgroundobjects" svg:width="0.001cm" svg:height="36.195cm" svg:x="0cm" svg:y="-16.169cm" presentation:class="page"/>
        <draw:frame presentation:style-name="Title4-notes" draw:layer="backgroundobjects" svg:width="15.221cm" svg:height="11.41cm" svg:x="1.905cm" svg:y="12.062cm" presentation:class="notes" presentation:placeholder="true">
          <draw:text-box/>
        </draw:frame>
        <draw:frame presentation:style-name="Mpr24" draw:text-style-name="MP11" draw:layer="backgroundobjects" svg:width="8.249cm" svg:height="1.252cm" svg:x="0cm" svg:y="0cm" presentation:class="header">
          <draw:text-box>
            <text:list text:style-name="ML6">
              <text:list-header>
                <text:p text:style-name="MP10"><text:span text:style-name="MT8"><presentation:header/></text:span></text:p>
              </text:list-header>
            </text:list>
          </draw:text-box>
        </draw:frame>
        <draw:frame presentation:style-name="Mpr25" draw:text-style-name="MP15" draw:layer="backgroundobjects" svg:width="8.249cm" svg:height="1.252cm" svg:x="10.78cm" svg:y="0cm" presentation:class="date-time">
          <draw:text-box>
            <text:list text:style-name="ML6">
              <text:list-header>
                <text:p text:style-name="MP14"><text:span text:style-name="MT8"><presentation:date-time/></text:span></text:p>
              </text:list-header>
            </text:list>
          </draw:text-box>
        </draw:frame>
        <draw:frame presentation:style-name="Mpr26" draw:text-style-name="MP11" draw:layer="backgroundobjects" svg:width="8.249cm" svg:height="1.252cm" svg:x="0cm" svg:y="24.128cm" presentation:class="footer">
          <draw:text-box>
            <text:list text:style-name="ML6">
              <text:list-header>
                <text:p text:style-name="MP10"><text:span text:style-name="MT8"><presentation:footer/></text:span></text:p>
              </text:list-header>
            </text:list>
          </draw:text-box>
        </draw:frame>
        <draw:frame presentation:style-name="Mpr27" draw:text-style-name="MP15" draw:layer="backgroundobjects" svg:width="8.249cm" svg:height="1.252cm" svg:x="10.78cm" svg:y="24.128cm" presentation:class="page-number">
          <draw:text-box>
            <text:list text:style-name="ML6">
              <text:list-header>
                <text:p text:style-name="MP14"><text:span text:style-name="MT8"><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2-07-20T16:36:11</dc:date>
    <meta:generator>LibreOffice/3.4$Linux LibreOffice_project/340m1$Build-1505</meta:generator>
    <meta:editing-duration>PT35M32S</meta:editing-duration>
    <meta:editing-cycles>25</meta:editing-cycles>
    <meta:document-statistic meta:object-count="157"/>
  </office:meta>
</office:document-meta>
</file>